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24d85" officeooo:paragraph-rsid="00124d85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24292f" fo:letter-spacing="normal"/>
    </style:style>
    <style:style style:name="P4" style:family="paragraph" style:parent-style-name="Preformatted_20_Text">
      <style:paragraph-properties fo:margin-top="0cm" fo:margin-bottom="0cm" loext:contextual-spacing="false" fo:line-height="145%" fo:orphans="2" fo:widows="2" fo:padding="0cm" fo:border="none"/>
    </style:style>
    <style:style style:name="P5" style:family="paragraph" style:parent-style-name="Standard">
      <style:text-properties officeooo:rsid="000d7c52" officeooo:paragraph-rsid="000d7c52"/>
    </style:style>
    <style:style style:name="P6" style:family="paragraph" style:parent-style-name="Standard">
      <style:text-properties officeooo:rsid="000e4f6a" officeooo:paragraph-rsid="000e4f6a"/>
    </style:style>
    <style:style style:name="P7" style:family="paragraph" style:parent-style-name="Standard">
      <style:text-properties officeooo:rsid="000fb3e4" officeooo:paragraph-rsid="000fb3e4"/>
    </style:style>
    <style:style style:name="P8" style:family="paragraph" style:parent-style-name="Standard">
      <style:text-properties officeooo:rsid="00109c35" officeooo:paragraph-rsid="00109c35"/>
    </style:style>
    <style:style style:name="P9" style:family="paragraph" style:parent-style-name="Standard">
      <style:text-properties officeooo:rsid="00120437" officeooo:paragraph-rsid="00120437"/>
    </style:style>
    <style:style style:name="P10" style:family="paragraph" style:parent-style-name="Standard">
      <style:text-properties officeooo:rsid="00124d85" officeooo:paragraph-rsid="00124d85"/>
    </style:style>
    <style:style style:name="P11" style:family="paragraph" style:parent-style-name="Standard">
      <style:text-properties officeooo:rsid="00124d85" officeooo:paragraph-rsid="0014be90"/>
    </style:style>
    <style:style style:name="P12" style:family="paragraph" style:parent-style-name="Standard">
      <style:text-properties officeooo:rsid="00124d85" officeooo:paragraph-rsid="00169e62"/>
    </style:style>
    <style:style style:name="P13" style:family="paragraph" style:parent-style-name="Standard">
      <style:text-properties officeooo:rsid="00124d85" officeooo:paragraph-rsid="0017a686"/>
    </style:style>
    <style:style style:name="P14" style:family="paragraph" style:parent-style-name="Standard">
      <style:text-properties officeooo:rsid="00131a36" officeooo:paragraph-rsid="00131a36"/>
    </style:style>
    <style:style style:name="P15" style:family="paragraph" style:parent-style-name="Standard">
      <style:text-properties officeooo:rsid="00131a36" officeooo:paragraph-rsid="00169e62"/>
    </style:style>
    <style:style style:name="P16" style:family="paragraph" style:parent-style-name="Standard">
      <style:paragraph-properties style:line-height-at-least="0.582cm"/>
      <style:text-properties fo:color="#bbbbbb" style:font-name="Droid Sans Mono" fo:font-size="12pt" fo:font-weight="normal" fo:background-color="#262335"/>
    </style:style>
    <style:style style:name="P17" style:family="paragraph" style:parent-style-name="Standard">
      <style:paragraph-properties style:line-height-at-least="0.582cm"/>
      <style:text-properties fo:color="#bbbbbb" style:font-name="Droid Sans Mono" fo:font-size="11pt" fo:font-weight="normal" fo:background-color="#262335" style:font-size-asian="11pt" style:font-size-complex="11pt"/>
    </style:style>
    <style:style style:name="P18" style:family="paragraph" style:parent-style-name="Standard">
      <style:paragraph-properties style:line-height-at-least="0.582cm"/>
      <style:text-properties fo:color="#bbbbbb" style:font-name="Droid Sans Mono" fo:font-size="10.5pt" fo:font-weight="normal" fo:background-color="#262335" style:font-size-asian="10.5pt" style:font-size-complex="10.5pt"/>
    </style:style>
    <style:style style:name="P19" style:family="paragraph" style:parent-style-name="Standard">
      <style:text-properties fo:color="#bbbbbb" style:font-name="Droid Sans Mono" fo:font-size="10.5pt" fo:font-weight="normal" officeooo:rsid="0018fce3" officeooo:paragraph-rsid="0018fce3" fo:background-color="#262335" style:font-size-asian="10.5pt" style:font-size-complex="10.5pt"/>
    </style:style>
    <style:style style:name="P20" style:family="paragraph" style:parent-style-name="Standard">
      <style:text-properties fo:color="#bbbbbb" style:font-name="Droid Sans Mono" fo:font-size="10.5pt" fo:font-weight="normal" officeooo:rsid="001b9ea5" officeooo:paragraph-rsid="001b9ea5" fo:background-color="#262335" style:font-size-asian="10.5pt" style:font-size-complex="10.5pt"/>
    </style:style>
    <style:style style:name="P21" style:family="paragraph" style:parent-style-name="Standard">
      <style:text-properties fo:color="#bbbbbb" style:font-name="Droid Sans Mono" fo:font-size="10.5pt" fo:font-weight="normal" officeooo:rsid="001c14a8" officeooo:paragraph-rsid="001c14a8" fo:background-color="#262335" style:font-size-asian="10.5pt" style:font-size-complex="10.5pt"/>
    </style:style>
    <style:style style:name="P22" style:family="paragraph" style:parent-style-name="Standard">
      <style:text-properties fo:color="#bbbbbb" style:font-name="Droid Sans Mono" fo:font-size="10.5pt" fo:font-weight="normal" officeooo:rsid="001d8930" officeooo:paragraph-rsid="001d8930" fo:background-color="#262335" style:font-size-asian="10.5pt" style:font-size-complex="10.5pt"/>
    </style:style>
    <style:style style:name="P23" style:family="paragraph" style:parent-style-name="Standard">
      <style:text-properties fo:color="#bbbbbb" style:font-name="Droid Sans Mono" fo:font-size="10.5pt" fo:font-weight="normal" officeooo:rsid="001d8e42" officeooo:paragraph-rsid="001d8e42" fo:background-color="#262335" style:font-size-asian="10.5pt" style:font-size-complex="10.5pt"/>
    </style:style>
    <style:style style:name="P24" style:family="paragraph" style:parent-style-name="Standard">
      <style:text-properties fo:color="#848bbd" style:font-name="Droid Sans Mono" fo:font-size="12pt" fo:font-style="italic" fo:font-weight="normal" officeooo:rsid="00131a36" officeooo:paragraph-rsid="00131a36" fo:background-color="#262335"/>
    </style:style>
    <style:style style:name="P25" style:family="paragraph" style:parent-style-name="Standard">
      <style:paragraph-properties style:line-height-at-least="0.582cm"/>
      <style:text-properties fo:color="#848bbd" style:font-name="Droid Sans Mono" fo:font-size="11pt" fo:font-style="italic" fo:font-weight="normal" fo:background-color="#262335" style:font-size-asian="11pt" style:font-size-complex="11pt"/>
    </style:style>
    <style:style style:name="P26" style:family="paragraph" style:parent-style-name="Standard">
      <style:text-properties fo:color="#848bbd" style:font-name="Droid Sans Mono" fo:font-size="10.5pt" fo:font-style="italic" fo:font-weight="normal" officeooo:rsid="0014be90" officeooo:paragraph-rsid="0014be90" fo:background-color="#262335" style:font-size-asian="10.5pt" style:font-size-complex="10.5pt"/>
    </style:style>
    <style:style style:name="P27" style:family="paragraph" style:parent-style-name="Standard">
      <style:paragraph-properties style:line-height-at-least="0.582cm"/>
      <style:text-properties fo:color="#848bbd" style:font-name="Droid Sans Mono" fo:font-size="10.5pt" fo:font-style="italic" fo:font-weight="normal" fo:background-color="#262335" style:font-size-asian="10.5pt" style:font-size-complex="10.5pt"/>
    </style:style>
    <style:style style:name="P28" style:family="paragraph" style:parent-style-name="Standard">
      <style:text-properties fo:color="#848bbd" style:font-name="Droid Sans Mono" fo:font-size="10.5pt" fo:font-style="italic" fo:font-weight="normal" officeooo:rsid="00169e62" officeooo:paragraph-rsid="00169e62" fo:background-color="#262335" style:font-size-asian="10.5pt" style:font-size-complex="10.5pt"/>
    </style:style>
    <style:style style:name="P29" style:family="paragraph" style:parent-style-name="Standard">
      <style:text-properties fo:color="#848bbd" style:font-name="Droid Sans Mono" fo:font-size="10.5pt" fo:font-style="italic" fo:font-weight="normal" officeooo:rsid="0017a686" officeooo:paragraph-rsid="0017a686" fo:background-color="#262335" style:font-size-asian="10.5pt" style:font-size-complex="10.5pt"/>
    </style:style>
    <style:style style:name="P30" style:family="paragraph" style:parent-style-name="Standard">
      <style:text-properties officeooo:rsid="0014be90" officeooo:paragraph-rsid="0014be90"/>
    </style:style>
    <style:style style:name="P31" style:family="paragraph" style:parent-style-name="Standard">
      <style:paragraph-properties style:line-height-at-least="0.582cm"/>
      <style:text-properties fo:font-size="11pt" style:font-size-asian="11pt" style:font-size-complex="11pt"/>
    </style:style>
    <style:style style:name="P32" style:family="paragraph" style:parent-style-name="Standard">
      <style:text-properties officeooo:rsid="00169e62" officeooo:paragraph-rsid="00169e62"/>
    </style:style>
    <style:style style:name="P33" style:family="paragraph" style:parent-style-name="Standard">
      <style:paragraph-properties style:line-height-at-least="0.582cm"/>
      <style:text-properties fo:font-size="10.5pt" style:font-size-asian="10.5pt" style:font-size-complex="10.5pt"/>
    </style:style>
    <style:style style:name="P34" style:family="paragraph" style:parent-style-name="Standard">
      <style:text-properties fo:font-size="10.5pt" officeooo:rsid="0019f29d" officeooo:paragraph-rsid="0019f29d" style:font-size-asian="10.5pt" style:font-size-complex="10.5pt"/>
    </style:style>
    <style:style style:name="P35" style:family="paragraph" style:parent-style-name="Standard">
      <style:text-properties fo:font-size="10.5pt" officeooo:rsid="0018fce3" officeooo:paragraph-rsid="0018fce3" style:font-size-asian="10.5pt" style:font-size-complex="10.5pt"/>
    </style:style>
    <style:style style:name="P36" style:family="paragraph" style:parent-style-name="Standard">
      <style:text-properties fo:font-size="10.5pt" officeooo:rsid="001b9ea5" officeooo:paragraph-rsid="001b9ea5" style:font-size-asian="10.5pt" style:font-size-complex="10.5pt"/>
    </style:style>
    <style:style style:name="P37" style:family="paragraph" style:parent-style-name="Standard">
      <style:text-properties fo:font-size="10.5pt" officeooo:rsid="001c14a8" officeooo:paragraph-rsid="001c14a8" style:font-size-asian="10.5pt" style:font-size-complex="10.5pt"/>
    </style:style>
    <style:style style:name="P38" style:family="paragraph" style:parent-style-name="Standard">
      <style:text-properties fo:font-size="10.5pt" officeooo:rsid="001d8930" officeooo:paragraph-rsid="001d8930" style:font-size-asian="10.5pt" style:font-size-complex="10.5pt"/>
    </style:style>
    <style:style style:name="P39" style:family="paragraph" style:parent-style-name="Standard">
      <style:text-properties fo:font-size="10.5pt" officeooo:rsid="001d8e42" officeooo:paragraph-rsid="001d8e42" style:font-size-asian="10.5pt" style:font-size-complex="10.5pt"/>
    </style:style>
    <style:style style:name="P40" style:family="paragraph" style:parent-style-name="Standard">
      <style:text-properties fo:font-size="10.5pt" officeooo:rsid="0017a686" officeooo:paragraph-rsid="0017a686" style:font-size-asian="9.14999961853027pt" style:font-size-complex="10.5pt"/>
    </style:style>
    <style:style style:name="P41" style:family="paragraph" style:parent-style-name="Standard">
      <style:text-properties fo:font-size="10.5pt" officeooo:rsid="0018fce3" officeooo:paragraph-rsid="0018fce3" style:font-size-asian="9.14999961853027pt" style:font-size-complex="10.5pt"/>
    </style:style>
    <style:style style:name="P42" style:family="paragraph" style:parent-style-name="Standard">
      <style:text-properties fo:font-size="10.5pt" officeooo:rsid="001b9ea5" officeooo:paragraph-rsid="001b9ea5" style:font-size-asian="9.14999961853027pt" style:font-size-complex="10.5pt"/>
    </style:style>
    <style:style style:name="P43" style:family="paragraph" style:parent-style-name="Standard">
      <style:text-properties fo:font-size="10.5pt" officeooo:rsid="001c14a8" officeooo:paragraph-rsid="001c14a8" style:font-size-asian="9.14999961853027pt" style:font-size-complex="10.5pt"/>
    </style:style>
    <style:style style:name="P44" style:family="paragraph" style:parent-style-name="Standard">
      <style:text-properties fo:font-size="10.5pt" officeooo:rsid="001d8930" officeooo:paragraph-rsid="001d8930" style:font-size-asian="9.14999961853027pt" style:font-size-complex="10.5pt"/>
    </style:style>
    <style:style style:name="P45" style:family="paragraph" style:parent-style-name="Standard">
      <style:text-properties fo:font-size="10.5pt" officeooo:rsid="001d8e42" officeooo:paragraph-rsid="001d8e42" style:font-size-asian="9.14999961853027pt" style:font-size-complex="10.5pt"/>
    </style:style>
    <style:style style:name="P46" style:family="paragraph" style:parent-style-name="Standard">
      <style:text-properties fo:font-size="10.5pt" officeooo:rsid="001e3b0d" officeooo:paragraph-rsid="001e3b0d" style:font-size-asian="9.14999961853027pt" style:font-size-complex="10.5pt"/>
    </style:style>
    <style:style style:name="P47" style:family="paragraph" style:parent-style-name="Standard">
      <style:paragraph-properties style:line-height-at-least="0.582cm"/>
      <style:text-properties fo:color="#36f9f6" style:font-name="Droid Sans Mono" fo:font-size="10.5pt" fo:font-weight="normal" fo:background-color="#262335" style:font-size-asian="10.5pt" style:font-size-complex="10.5pt"/>
    </style:style>
    <style:style style:name="P48" style:family="paragraph" style:parent-style-name="Standard">
      <style:text-properties fo:font-variant="normal" fo:text-transform="none" fo:color="#24292f" style:font-name="ui-monospace" fo:font-size="9.75pt" fo:letter-spacing="normal" fo:font-style="normal" fo:font-weight="normal" officeooo:rsid="0017a686" officeooo:paragraph-rsid="0017a686" style:font-size-asian="9.14999961853027pt" style:font-size-complex="10.5pt"/>
    </style:style>
    <style:style style:name="P49" style:family="paragraph" style:parent-style-name="Standard">
      <style:text-properties fo:font-size="10.5pt" officeooo:rsid="001d8930" officeooo:paragraph-rsid="001d8930" style:font-size-asian="9.14999961853027pt" style:font-size-complex="10.5pt"/>
    </style:style>
    <style:style style:name="P50" style:family="paragraph" style:parent-style-name="Standard">
      <style:text-properties fo:font-size="10.5pt" officeooo:rsid="002091a3" officeooo:paragraph-rsid="002091a3" style:font-size-asian="9.14999961853027pt" style:font-size-complex="10.5pt"/>
    </style:style>
    <style:style style:name="P51" style:family="paragraph" style:parent-style-name="Standard">
      <style:text-properties fo:font-size="10.5pt" officeooo:rsid="002144db" officeooo:paragraph-rsid="002144db" style:font-size-asian="9.14999961853027pt" style:font-size-complex="10.5pt"/>
    </style:style>
    <style:style style:name="P52" style:family="paragraph" style:parent-style-name="Standard">
      <style:text-properties fo:font-size="10.5pt" officeooo:rsid="00226d46" officeooo:paragraph-rsid="00226d46" style:font-size-asian="9.14999961853027pt" style:font-size-complex="10.5pt"/>
    </style:style>
    <style:style style:name="P53" style:family="paragraph" style:parent-style-name="Standard">
      <style:text-properties fo:font-size="10.5pt" officeooo:rsid="002379f3" officeooo:paragraph-rsid="002379f3" style:font-size-asian="9.14999961853027pt" style:font-size-complex="10.5pt"/>
    </style:style>
    <style:style style:name="P54" style:family="paragraph" style:parent-style-name="Standard">
      <style:text-properties fo:font-size="10.5pt" officeooo:rsid="00250e99" officeooo:paragraph-rsid="00250e99" style:font-size-asian="9.14999961853027pt" style:font-size-complex="10.5pt"/>
    </style:style>
    <style:style style:name="P55" style:family="paragraph" style:parent-style-name="Standard">
      <style:text-properties fo:font-size="10.5pt" officeooo:rsid="0025405c" officeooo:paragraph-rsid="0025405c" style:font-size-asian="9.14999961853027pt" style:font-size-complex="10.5pt"/>
    </style:style>
    <style:style style:name="P56" style:family="paragraph" style:parent-style-name="Standard">
      <style:text-properties fo:font-size="10.5pt" officeooo:rsid="0025fa76" officeooo:paragraph-rsid="0025fa76" style:font-size-asian="9.14999961853027pt" style:font-size-complex="10.5pt"/>
    </style:style>
    <style:style style:name="P57" style:family="paragraph" style:parent-style-name="Standard">
      <style:text-properties fo:font-size="10.5pt" officeooo:rsid="00273362" officeooo:paragraph-rsid="00273362" style:font-size-asian="9.14999961853027pt" style:font-size-complex="10.5pt"/>
    </style:style>
    <style:style style:name="P58" style:family="paragraph" style:parent-style-name="Standard">
      <style:text-properties fo:font-size="10.5pt" officeooo:rsid="001d8930" officeooo:paragraph-rsid="001d8930" style:font-size-asian="10.5pt" style:font-size-complex="10.5pt"/>
    </style:style>
    <style:style style:name="P59" style:family="paragraph" style:parent-style-name="Standard">
      <style:paragraph-properties style:line-height-at-least="0.582cm"/>
      <style:text-properties fo:font-size="10.5pt" style:font-size-asian="10.5pt" style:font-size-complex="10.5pt"/>
    </style:style>
    <style:style style:name="P60" style:family="paragraph" style:parent-style-name="Standard">
      <style:text-properties fo:font-size="10.5pt" officeooo:rsid="002091a3" officeooo:paragraph-rsid="002091a3" style:font-size-asian="10.5pt" style:font-size-complex="10.5pt"/>
    </style:style>
    <style:style style:name="P61" style:family="paragraph" style:parent-style-name="Standard">
      <style:text-properties fo:font-size="10.5pt" officeooo:rsid="002144db" officeooo:paragraph-rsid="002144db" style:font-size-asian="10.5pt" style:font-size-complex="10.5pt"/>
    </style:style>
    <style:style style:name="P62" style:family="paragraph" style:parent-style-name="Standard">
      <style:text-properties fo:font-size="10.5pt" officeooo:rsid="00226d46" officeooo:paragraph-rsid="00226d46" style:font-size-asian="10.5pt" style:font-size-complex="10.5pt"/>
    </style:style>
    <style:style style:name="P63" style:family="paragraph" style:parent-style-name="Standard">
      <style:text-properties fo:font-size="10.5pt" officeooo:rsid="0025405c" officeooo:paragraph-rsid="0025405c" style:font-size-asian="10.5pt" style:font-size-complex="10.5pt"/>
    </style:style>
    <style:style style:name="P64" style:family="paragraph" style:parent-style-name="Standard">
      <style:text-properties fo:font-size="10.5pt" officeooo:rsid="0025fa76" officeooo:paragraph-rsid="0025fa76" style:font-size-asian="10.5pt" style:font-size-complex="10.5pt"/>
    </style:style>
    <style:style style:name="P65" style:family="paragraph" style:parent-style-name="Standard">
      <style:text-properties fo:font-size="10.5pt" officeooo:rsid="0026c3dd" officeooo:paragraph-rsid="0026c3dd" style:font-size-asian="10.5pt" style:font-size-complex="10.5pt"/>
    </style:style>
    <style:style style:name="P66" style:family="paragraph" style:parent-style-name="Standard">
      <style:text-properties fo:font-size="10.5pt" officeooo:rsid="00273362" officeooo:paragraph-rsid="00273362" style:font-size-asian="10.5pt" style:font-size-complex="10.5pt"/>
    </style:style>
    <style:style style:name="P67" style:family="paragraph" style:parent-style-name="Standard">
      <style:paragraph-properties style:line-height-at-least="0.582cm"/>
      <style:text-properties fo:color="#bbbbbb" style:font-name="Droid Sans Mono" fo:font-size="12pt" fo:font-weight="normal" officeooo:rsid="0025fa76" officeooo:paragraph-rsid="0025fa76" fo:background-color="#262335"/>
    </style:style>
    <style:style style:name="P68" style:family="paragraph" style:parent-style-name="Standard">
      <style:text-properties fo:color="#bbbbbb" style:font-name="Droid Sans Mono" fo:font-size="10.5pt" fo:font-weight="normal" officeooo:rsid="001d8930" officeooo:paragraph-rsid="001d8930" fo:background-color="#262335" style:font-size-asian="10.5pt" style:font-size-complex="10.5pt"/>
    </style:style>
    <style:style style:name="P69" style:family="paragraph" style:parent-style-name="Standard">
      <style:paragraph-properties style:line-height-at-least="0.582cm"/>
      <style:text-properties fo:color="#bbbbbb" style:font-name="Droid Sans Mono" fo:font-size="10.5pt" fo:font-weight="normal" fo:background-color="#262335" style:font-size-asian="10.5pt" style:font-size-complex="10.5pt"/>
    </style:style>
    <style:style style:name="P70" style:family="paragraph" style:parent-style-name="Standard">
      <style:text-properties fo:color="#bbbbbb" style:font-name="Droid Sans Mono" fo:font-size="10.5pt" fo:font-weight="normal" officeooo:rsid="0025405c" officeooo:paragraph-rsid="0025405c" fo:background-color="#262335" style:font-size-asian="10.5pt" style:font-size-complex="10.5pt"/>
    </style:style>
    <style:style style:name="P71" style:family="paragraph" style:parent-style-name="Standard">
      <style:text-properties fo:color="#bbbbbb" style:font-name="Droid Sans Mono" fo:font-size="10.5pt" fo:font-weight="normal" officeooo:rsid="0025fa76" officeooo:paragraph-rsid="0025fa76" fo:background-color="#262335" style:font-size-asian="10.5pt" style:font-size-complex="10.5pt"/>
    </style:style>
    <style:style style:name="P72" style:family="paragraph" style:parent-style-name="Standard">
      <style:paragraph-properties style:line-height-at-least="0.582cm"/>
      <style:text-properties fo:color="#bbbbbb" style:font-name="Droid Sans Mono" fo:font-size="10.5pt" fo:font-weight="normal" fo:background-color="#262335"/>
    </style:style>
    <style:style style:name="P73" style:family="paragraph" style:parent-style-name="Standard">
      <style:paragraph-properties style:line-height-at-least="0.582cm"/>
      <style:text-properties fo:color="#bbbbbb" style:font-name="Droid Sans Mono" fo:font-size="10pt" fo:font-weight="normal" fo:background-color="#262335" style:font-size-asian="10pt" style:font-size-complex="10pt"/>
    </style:style>
    <style:style style:name="P74" style:family="paragraph" style:parent-style-name="Standard">
      <style:paragraph-properties style:line-height-at-least="0.582cm"/>
      <style:text-properties fo:color="#848bbd" style:font-name="Droid Sans Mono" fo:font-size="10.5pt" fo:font-style="italic" fo:font-weight="normal" fo:background-color="#262335" style:font-size-asian="10.5pt" style:font-size-complex="10.5pt"/>
    </style:style>
    <style:style style:name="P75" style:family="paragraph" style:parent-style-name="Standard">
      <style:paragraph-properties style:line-height-at-least="0.582cm"/>
      <style:text-properties fo:color="#848bbd" style:font-name="Droid Sans Mono" fo:font-size="10pt" fo:font-style="italic" fo:font-weight="normal" fo:background-color="#262335" style:font-size-asian="10pt" style:font-size-complex="10pt"/>
    </style:style>
    <style:style style:name="P76" style:family="paragraph" style:parent-style-name="Standard">
      <style:paragraph-properties style:line-height-at-least="0.582cm"/>
      <style:text-properties fo:color="#36f9f6" style:font-name="Droid Sans Mono" fo:font-size="10.5pt" fo:font-weight="normal" fo:background-color="#262335" style:font-size-asian="10.5pt" style:font-size-complex="10.5pt"/>
    </style:style>
    <style:style style:name="P77" style:family="paragraph" style:parent-style-name="Standard">
      <style:paragraph-properties style:line-height-at-least="0.582cm"/>
      <style:text-properties fo:color="#36f9f6" style:font-name="Droid Sans Mono" fo:font-size="10pt" fo:font-weight="normal" fo:background-color="#262335" style:font-size-asian="10pt" style:font-size-complex="10pt"/>
    </style:style>
    <style:style style:name="P78" style:family="paragraph" style:parent-style-name="Standard">
      <style:paragraph-properties style:line-height-at-least="0.582cm"/>
      <style:text-properties fo:color="#ff8b39" style:font-name="Droid Sans Mono" fo:font-size="10.5pt" fo:font-weight="normal" fo:background-color="#262335" style:font-size-asian="10.5pt" style:font-size-complex="10.5pt"/>
    </style:style>
    <style:style style:name="P79" style:family="paragraph" style:parent-style-name="Standard">
      <style:paragraph-properties style:line-height-at-least="0.582cm"/>
      <style:text-properties fo:color="#ff8b39" style:font-name="Droid Sans Mono" fo:font-size="10pt" fo:font-weight="normal" fo:background-color="#262335" style:font-size-asian="10pt" style:font-size-complex="10pt"/>
    </style:style>
    <style:style style:name="P80" style:family="paragraph" style:parent-style-name="Standard">
      <style:text-properties fo:font-size="12pt" officeooo:rsid="002379f3" officeooo:paragraph-rsid="002379f3" style:font-size-asian="12pt" style:font-size-complex="12pt"/>
    </style:style>
    <style:style style:name="P81" style:family="paragraph" style:parent-style-name="Standard">
      <style:text-properties fo:font-size="10pt" officeooo:rsid="00250e99" officeooo:paragraph-rsid="00250e99" style:font-size-asian="10pt" style:font-size-complex="10pt"/>
    </style:style>
    <style:style style:name="P82" style:family="paragraph" style:parent-style-name="Standard">
      <style:paragraph-properties style:line-height-at-least="0.582cm"/>
      <style:text-properties fo:font-size="10pt" style:font-size-asian="10pt" style:font-size-complex="10pt"/>
    </style:style>
    <style:style style:name="P83" style:family="paragraph" style:parent-style-name="Standard">
      <style:text-properties officeooo:rsid="0025fa76" officeooo:paragraph-rsid="0025fa76"/>
    </style:style>
    <style:style style:name="P84" style:family="paragraph" style:parent-style-name="Standard">
      <style:text-properties officeooo:rsid="0026257d" officeooo:paragraph-rsid="0026257d"/>
    </style:style>
    <style:style style:name="P85" style:family="paragraph" style:parent-style-name="Standard">
      <style:text-properties officeooo:rsid="0026c3dd" officeooo:paragraph-rsid="0026c3dd"/>
    </style:style>
    <style:style style:name="P86" style:family="paragraph" style:parent-style-name="Standard">
      <style:paragraph-properties style:line-height-at-least="0.582cm"/>
      <style:text-properties fo:color="#fede5d" style:font-name="Droid Sans Mono" fo:font-size="10.5pt" fo:font-weight="normal" fo:background-color="#262335" style:font-size-asian="10.5pt" style:font-size-complex="10.5pt"/>
    </style:style>
    <style:style style:name="P87" style:family="paragraph" style:parent-style-name="Standard">
      <style:paragraph-properties fo:margin-top="0cm" fo:margin-bottom="0.499cm" loext:contextual-spacing="false" style:line-height-at-least="0.582cm"/>
      <style:text-properties fo:font-size="10.5pt" style:font-size-asian="10.5pt" style:font-size-complex="10.5pt"/>
    </style:style>
    <style:style style:name="P88" style:family="paragraph" style:parent-style-name="Standard">
      <style:paragraph-properties fo:margin-top="0cm" fo:margin-bottom="0.499cm" loext:contextual-spacing="false" style:line-height-at-least="0.582cm"/>
      <style:text-properties fo:font-size="10pt" style:font-size-asian="10pt" style:font-size-complex="10pt"/>
    </style:style>
    <style:style style:name="P89" style:family="paragraph" style:parent-style-name="Standard">
      <style:paragraph-properties fo:margin-top="0cm" fo:margin-bottom="0.499cm" loext:contextual-spacing="false" style:line-height-at-least="0.582cm"/>
      <style:text-properties fo:color="#bbbbbb" style:font-name="Droid Sans Mono" fo:font-size="10.5pt" fo:font-weight="normal" fo:background-color="#262335" style:font-size-asian="10.5pt" style:font-size-complex="10.5pt"/>
    </style:style>
    <style:style style:name="T1" style:family="text">
      <style:text-properties officeooo:rsid="000fb3e4"/>
    </style:style>
    <style:style style:name="T2" style:family="text">
      <style:text-properties fo:color="#fede5d"/>
    </style:style>
    <style:style style:name="T3" style:family="text">
      <style:text-properties fo:color="#fede5d" fo:font-size="11pt" style:font-size-asian="11pt" style:font-size-complex="11pt"/>
    </style:style>
    <style:style style:name="T4" style:family="text">
      <style:text-properties fo:color="#36f9f6"/>
    </style:style>
    <style:style style:name="T5" style:family="text">
      <style:text-properties fo:color="#36f9f6" fo:font-size="11pt" style:font-size-asian="11pt" style:font-size-complex="11pt"/>
    </style:style>
    <style:style style:name="T6" style:family="text">
      <style:text-properties fo:color="#72f1b8"/>
    </style:style>
    <style:style style:name="T7" style:family="text">
      <style:text-properties fo:color="#72f1b8" officeooo:rsid="001e3b0d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style:font-name="ui-monospace" fo:font-size="9.75pt" fo:font-style="normal" fo:font-weight="normal"/>
    </style:style>
    <style:style style:name="T10" style:family="text">
      <style:text-properties fo:font-variant="normal" fo:text-transform="none" fo:color="#24292f" fo:letter-spacing="normal"/>
    </style:style>
    <style:style style:name="T11" style:family="text">
      <style:text-properties fo:font-variant="normal" fo:text-transform="none" fo:color="#24292f" style:font-name="ui-monospace" fo:font-size="9.75pt" fo:letter-spacing="normal" fo:font-style="normal" fo:font-weight="normal"/>
    </style:style>
    <style:style style:name="T12" style:family="text">
      <style:text-properties officeooo:rsid="0018fce3"/>
    </style:style>
    <style:style style:name="T13" style:family="text">
      <style:text-properties fo:color="#ff8b39"/>
    </style:style>
    <style:style style:name="T14" style:family="text">
      <style:text-properties fo:color="#b6b1b1"/>
    </style:style>
    <style:style style:name="T15" style:family="text">
      <style:text-properties fo:color="#fe4450"/>
    </style:style>
    <style:style style:name="T16" style:family="text">
      <style:text-properties fo:color="#ff7edb"/>
    </style:style>
    <style:style style:name="T17" style:family="text">
      <style:text-properties fo:color="#ff7edb" fo:font-style="italic"/>
    </style:style>
    <style:style style:name="T18" style:family="text">
      <style:text-properties fo:color="#2ee2fa"/>
    </style:style>
    <style:style style:name="T19" style:family="text">
      <style:text-properties fo:color="#848bbd" fo:font-style="italic"/>
    </style:style>
    <style:style style:name="T20" style:family="text">
      <style:text-properties fo:color="#f97e72"/>
    </style:style>
    <style:style style:name="T21" style:family="text">
      <style:text-properties fo:color="#f97e72" style:font-size-asian="10.5pt" style:font-size-complex="10.5pt"/>
    </style:style>
    <style:style style:name="T22" style:family="text">
      <style:text-properties fo:color="#ffffff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officeooo:rsid="00250e99"/>
    </style:style>
    <style:style style:name="T25" style:family="text">
      <style:text-properties style:font-size-asian="10.5pt" style:font-size-complex="10.5pt"/>
    </style:style>
    <style:style style:name="T26" style:family="text">
      <style:text-properties officeooo:rsid="0027336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Imersão react alura 24/01 a 28/01</text:p>
      <text:p text:style-name="P5"/>
      <text:p text:style-name="P5"/>
      <text:p text:style-name="P6">comandos para criar os projetos <text:span text:style-name="T1">em: Docs.</text:span></text:p>
      <text:p text:style-name="P5"><text:a xlink:type="simple" xlink:href="https://nextjs.org/docs/getting-started" text:style-name="Internet_20_link" text:visited-style-name="Visited_20_Internet_20_Link">https://nextjs.org/docs/getting-started</text:a></text:p>
      <text:p text:style-name="P6">tempo 24:07</text:p>
      <text:p text:style-name="P6"/>
      <text:p text:style-name="P6"/>
      <text:p text:style-name="P7">tempo 27:20</text:p>
      <text:p text:style-name="P7">arrastar a pasta do projeto para vs code.</text:p>
      <text:p text:style-name="P7"/>
      <text:p text:style-name="P7"/>
      <text:p text:style-name="P8">Tempo 29:45</text:p>
      <text:p text:style-name="P8">para rodar o npm e e criar o package.json</text:p>
      <text:p text:style-name="P8">~/Área de Trabalho/alura/imersao_react$ npm init</text:p>
      <text:p text:style-name="P8"/>
      <text:p text:style-name="P9">tempo 30:26</text:p>
      <text:p text:style-name="P9">para instalar os pacotes.</text:p>
      <text:p text:style-name="P9">~/Área de Trabalho/alura/imersao_react$ npm install next react react-dom</text:p>
      <text:p text:style-name="P9"/>
      <text:p text:style-name="P10">xxxxxxxxxxxxxxxxxxxxxxxxxxxxxxxxxxxxxxxxxxxxxxxxxxxxxxxxxxxxxxxxxxxxxxxxx</text:p>
      <text:p text:style-name="P10">tempo 32:59</text:p>
      <text:p text:style-name="P10">e dentro de pages o arquivo index.js</text:p>
      <text:p text:style-name="P10">criar pasta: pages→index.js</text:p>
      <text:p text:style-name="P10"/>
      <text:p text:style-name="P10">colar dentro de index.js</text:p>
      <text:p text:style-name="P1"><text:span text:style-name="Source_20_Text">function HomePage() {</text:span></text:p>
      <text:p text:style-name="Preformatted_20_Text"><text:span text:style-name="Source_20_Text"><text:s text:c="2"/>return &lt;div&gt;Welcome to Next.js!&lt;/div&gt;</text:span></text:p>
      <text:p text:style-name="Preformatted_20_Text"><text:span text:style-name="Source_20_Text">}</text:span></text:p>
      <text:p text:style-name="Preformatted_20_Text"/>
      <text:p text:style-name="P2"><text:span text:style-name="Source_20_Text">export default HomePage</text:span></text:p>
      <text:p text:style-name="P10">xxxxxxxxxxxxxxxxxxxxxxxxxxxxxxxxxxxxxxxxxxxxxxxxxxxxxxxxxxxxxxxxxxxxxxxxxx</text:p>
      <text:p text:style-name="P10"/>
      <text:p text:style-name="P14">tempo 33:19</text:p>
      <text:p text:style-name="P14">para rodar o projeto</text:p>
      <text:p text:style-name="P10">:~/Área de Trabalho/alura/imersao_react$ <text:s/>npm rum dev</text:p>
      <text:p text:style-name="P10"/>
      <text:p text:style-name="P14">xxxxxxxxxxxxxxxxxxxxxxxxxxxxxxxxxxxxxxxxxxxxxxxxxxxxxxxxxxxxxxxxxxxxxxxxxx</text:p>
      <text:p text:style-name="P14"/>
      <text:p text:style-name="P11">e dentro de pages o arquivo index.js</text:p>
      <text:p text:style-name="P14"/>
      <text:p text:style-name="P24">// isto é um componente React</text:p>
      <text:p text:style-name="P16"><text:span text:style-name="T2">f</text:span><text:span text:style-name="T3">unction</text:span><text:span text:style-name="T8"> </text:span><text:span text:style-name="T5">HomePage</text:span><text:span text:style-name="T8">() {</text:span></text:p>
      <text:p text:style-name="P25">// JSX</text:p>
      <text:p text:style-name="P17"><text:span text:style-name="T2">return</text:span> (</text:p>
      <text:p text:style-name="P17"><text:span text:style-name="T4">&lt;</text:span><text:span text:style-name="T6">div</text:span><text:span text:style-name="T4">&gt;</text:span></text:p>
      <text:p text:style-name="P17">Olá mondo Next.js!</text:p>
      <text:p text:style-name="P17"><text:span text:style-name="T4">&lt;/</text:span><text:span text:style-name="T6">div</text:span><text:span text:style-name="T4">&gt;</text:span></text:p>
      <text:p text:style-name="P17">) </text:p>
      <text:p text:style-name="P17">}</text:p>
      <text:p text:style-name="P17"><text:soft-page-break/><text:span text:style-name="T6">export</text:span> <text:span text:style-name="T2">default</text:span> <text:span text:style-name="T4">HomePage</text:span></text:p>
      <text:p text:style-name="P31"/>
      <text:p text:style-name="P25">// tempo 36:34</text:p>
      <text:p text:style-name="P30">XXXXXXXXXXXXXXXXXXXXXXXXXXXXXXXXXXXXXXXXXXXXXXXXX</text:p>
      <text:p text:style-name="P30"/>
      <text:p text:style-name="P12">e dentro de pages o arquivo index.js</text:p>
      <text:p text:style-name="P15"/>
      <text:p text:style-name="P26">// isto é um componente React</text:p>
      <text:p text:style-name="P18"><text:span text:style-name="T2">function</text:span> <text:span text:style-name="T4">HomePage</text:span>() {</text:p>
      <text:p text:style-name="P27">// JSX</text:p>
      <text:p text:style-name="P18"><text:span text:style-name="T2">return</text:span> (</text:p>
      <text:p text:style-name="P18"><text:span text:style-name="T4">&lt;</text:span><text:span text:style-name="T6">div</text:span><text:span text:style-name="T4">&gt;</text:span></text:p>
      <text:p text:style-name="P18"><text:span text:style-name="T4">&lt;</text:span><text:span text:style-name="T6">h1</text:span><text:span text:style-name="T4">&gt;</text:span>Olá mondo Next.js!<text:span text:style-name="T4">&lt;/</text:span><text:span text:style-name="T6">h1</text:span><text:span text:style-name="T4">&gt;</text:span></text:p>
      <text:p text:style-name="P18"><text:span text:style-name="T4">&lt;/</text:span><text:span text:style-name="T6">div</text:span><text:span text:style-name="T4">&gt;</text:span></text:p>
      <text:p text:style-name="P18">) </text:p>
      <text:p text:style-name="P18">}</text:p>
      <text:p text:style-name="P18"><text:span text:style-name="T6">export</text:span> <text:span text:style-name="T2">default</text:span> <text:span text:style-name="T4">HomePage</text:span></text:p>
      <text:p text:style-name="P33"/>
      <text:p text:style-name="P27">// tempo 36:42</text:p>
      <text:p text:style-name="P32">xxxxxxxxxxxxxxxxxxxxxxxxxxxxxxxxxxxxxxxxxxxxxxxxxxxxxxxxxxxxxxxxxxxxxxxxxx</text:p>
      <text:p text:style-name="P13"><text:s/>dentro de pages o arquivo index.js</text:p>
      <text:p text:style-name="P32"/>
      <text:p text:style-name="P28">// isto é um componente React</text:p>
      <text:p text:style-name="P18"><text:span text:style-name="T2">function</text:span> <text:span text:style-name="T4">HomePage</text:span>() {</text:p>
      <text:p text:style-name="P27">// JSX</text:p>
      <text:p text:style-name="P18"><text:span text:style-name="T2">return</text:span> (</text:p>
      <text:p text:style-name="P18"><text:span text:style-name="T4">&lt;</text:span><text:span text:style-name="T6">div</text:span><text:span text:style-name="T4">&gt;</text:span></text:p>
      <text:p text:style-name="P18"><text:span text:style-name="T4">&lt;</text:span><text:span text:style-name="T6">h1</text:span><text:span text:style-name="T4">&gt;</text:span>Olá mondo Next.js!<text:span text:style-name="T4">&lt;/</text:span><text:span text:style-name="T6">h1</text:span><text:span text:style-name="T4">&gt;</text:span></text:p>
      <text:p text:style-name="P18"><text:span text:style-name="T4">&lt;</text:span><text:span text:style-name="T6">h2</text:span><text:span text:style-name="T4">&gt;</text:span>Jailson - STAR WARS <text:span text:style-name="T4">&lt;/</text:span><text:span text:style-name="T6">h2</text:span><text:span text:style-name="T4">&gt;</text:span></text:p>
      <text:p text:style-name="P18"><text:span text:style-name="T4">&lt;/</text:span><text:span text:style-name="T6">div</text:span><text:span text:style-name="T4">&gt;</text:span></text:p>
      <text:p text:style-name="P18">) </text:p>
      <text:p text:style-name="P18">}</text:p>
      <text:p text:style-name="P18"><text:span text:style-name="T6">export</text:span> <text:span text:style-name="T2">default</text:span> <text:span text:style-name="T4">HomePage</text:span></text:p>
      <text:p text:style-name="P33"/>
      <text:p text:style-name="P27">// tempo 36:57</text:p>
      <text:p text:style-name="P40">XXXXXXXXXXXXXXXXXXXXXXXXXXXXXXXXXXXXXXXXXXXXXXXXXXXXXXXX</text:p>
      <text:p text:style-name="P40">para estilizar</text:p>
      <text:p text:style-name="P40"/>
      <text:p text:style-name="P40"><text:a xlink:type="simple" xlink:href="https://github.com/vercel/styled-jsx" text:style-name="Internet_20_link" text:visited-style-name="Visited_20_Internet_20_Link">https://github.com/vercel/styled-jsx</text:a></text:p>
      <text:p text:style-name="P48"/>
      <text:p text:style-name="P3"><text:s text:c="4"/><text:span text:style-name="T9">&lt;style jsx&gt;{`</text:span></text:p>
      <text:p text:style-name="P3"><text:s text:c="6"/><text:span text:style-name="T9">p {</text:span></text:p>
      <text:p text:style-name="P3"><text:s text:c="8"/><text:span text:style-name="T9">color: red;</text:span></text:p>
      <text:p text:style-name="P3"><text:s text:c="6"/><text:span text:style-name="T9">}</text:span></text:p>
      <text:p text:style-name="P4"><text:span text:style-name="T10"><text:s text:c="4"/></text:span><text:span text:style-name="T11">`}&lt;/style&gt;</text:span></text:p>
      <text:p text:style-name="P40"/>
      <text:p text:style-name="P40">tempo 38:<text:span text:style-name="T12">46</text:span></text:p>
      <text:p text:style-name="P40"><text:soft-page-break/>xxxxxxxxxxxxxxxxxxxxxxxxxxxxxxxxxxxxxxxxxxxxxxxxxxxxxxxxxxxxxxxxxxxxxxxxxxxxxxxx</text:p>
      <text:p text:style-name="P40"/>
      <text:p text:style-name="P34">index.js</text:p>
      <text:p text:style-name="P29">// isto é um componente React</text:p>
      <text:p text:style-name="P18"><text:span text:style-name="T2">function</text:span> <text:span text:style-name="T4">HomePage</text:span>() {</text:p>
      <text:p text:style-name="P27">// JSX</text:p>
      <text:p text:style-name="P18"><text:span text:style-name="T2">return</text:span> (</text:p>
      <text:p text:style-name="P18"><text:span text:style-name="T4">&lt;</text:span><text:span text:style-name="T6">div</text:span><text:span text:style-name="T4">&gt;</text:span></text:p>
      <text:p text:style-name="P18"><text:span text:style-name="T4">&lt;</text:span><text:span text:style-name="T6">h1</text:span><text:span text:style-name="T4">&gt;</text:span>Olá mundo Next.js!<text:span text:style-name="T4">&lt;/</text:span><text:span text:style-name="T6">h1</text:span><text:span text:style-name="T4">&gt;</text:span></text:p>
      <text:p text:style-name="P18"><text:span text:style-name="T4">&lt;</text:span><text:span text:style-name="T6">h2</text:span><text:span text:style-name="T4">&gt;</text:span>Jailson - STAR WARS <text:span text:style-name="T4">&lt;/</text:span><text:span text:style-name="T6">h2</text:span><text:span text:style-name="T4">&gt;</text:span></text:p>
      <text:p text:style-name="P18"><text:span text:style-name="T4">&lt;</text:span><text:span text:style-name="T6">style</text:span> <text:span text:style-name="T2">jsx</text:span><text:span text:style-name="T4">&gt;</text:span><text:span text:style-name="T2">{</text:span><text:span text:style-name="T13">`</text:span></text:p>
      <text:p text:style-name="P18"><text:span text:style-name="T6">h1</text:span> {</text:p>
      <text:p text:style-name="P18"><text:span text:style-name="T6">color</text:span><text:span text:style-name="T14">:</text:span> <text:span text:style-name="T15">red</text:span>;</text:p>
      <text:p text:style-name="P18">}</text:p>
      <text:p text:style-name="P18"><text:span text:style-name="T13">`</text:span><text:span text:style-name="T2">}</text:span><text:span text:style-name="T4">&lt;/</text:span><text:span text:style-name="T6">style</text:span><text:span text:style-name="T4">&gt;</text:span></text:p>
      <text:p text:style-name="P33"/>
      <text:p text:style-name="P18"><text:span text:style-name="T4">&lt;/</text:span><text:span text:style-name="T6">div</text:span><text:span text:style-name="T4">&gt;</text:span></text:p>
      <text:p text:style-name="P18">) </text:p>
      <text:p text:style-name="P18">}</text:p>
      <text:p text:style-name="P18"><text:span text:style-name="T6">export</text:span> <text:span text:style-name="T2">default</text:span> <text:span text:style-name="T4">HomePage</text:span></text:p>
      <text:p text:style-name="P33"/>
      <text:p text:style-name="P27">// tempo 39:04</text:p>
      <text:p text:style-name="P41">xxxxxxxxxxxxxxxxxxxxxxxxxxxxxxxxxxxxxxxxxxxxxxxxxxxxxxxxxxxxxxxxxxxxxxxxxxxxxxxxx</text:p>
      <text:p text:style-name="P35"/>
      <text:p text:style-name="P36">index.js</text:p>
      <text:p text:style-name="P35"/>
      <text:p text:style-name="P19"><text:span text:style-name="T2">function</text:span> <text:span text:style-name="T4">Titulo</text:span>() {</text:p>
      <text:p text:style-name="P18"><text:span text:style-name="T2">return</text:span> (</text:p>
      <text:p text:style-name="P18"><text:span text:style-name="T4">&lt;</text:span><text:span text:style-name="T6">h1</text:span><text:span text:style-name="T4">&gt;</text:span>Esta ignorando<text:span text:style-name="T4">&lt;/</text:span><text:span text:style-name="T6">h1</text:span><text:span text:style-name="T4">&gt;</text:span></text:p>
      <text:p text:style-name="P18">)</text:p>
      <text:p text:style-name="P18">}</text:p>
      <text:p text:style-name="P33"/>
      <text:p text:style-name="P27">// isto é um componente React</text:p>
      <text:p text:style-name="P18"><text:span text:style-name="T2">function</text:span> <text:span text:style-name="T4">HomePage</text:span>() {</text:p>
      <text:p text:style-name="P27">// JSX</text:p>
      <text:p text:style-name="P18"><text:span text:style-name="T2">return</text:span> (</text:p>
      <text:p text:style-name="P18"><text:span text:style-name="T4">&lt;</text:span><text:span text:style-name="T6">div</text:span><text:span text:style-name="T4">&gt;</text:span></text:p>
      <text:p text:style-name="P18"><text:span text:style-name="T4">&lt;</text:span><text:span text:style-name="T15">Titulo</text:span><text:span text:style-name="T4">&gt;</text:span>Olá mundo Next.js!<text:span text:style-name="T4">&lt;/</text:span><text:span text:style-name="T15">Titulo</text:span><text:span text:style-name="T4">&gt;</text:span></text:p>
      <text:p text:style-name="P18"><text:span text:style-name="T4">&lt;</text:span><text:span text:style-name="T6">h2</text:span><text:span text:style-name="T4">&gt;</text:span>Jailson - STAR WARS <text:span text:style-name="T4">&lt;/</text:span><text:span text:style-name="T6">h2</text:span><text:span text:style-name="T4">&gt;</text:span></text:p>
      <text:p text:style-name="P18"><text:span text:style-name="T4">&lt;</text:span><text:span text:style-name="T6">style</text:span> <text:span text:style-name="T2">jsx</text:span><text:span text:style-name="T4">&gt;</text:span><text:span text:style-name="T2">{</text:span><text:span text:style-name="T13">`</text:span></text:p>
      <text:p text:style-name="P18"><text:span text:style-name="T6">h1</text:span> {</text:p>
      <text:p text:style-name="P18"><text:span text:style-name="T6">color</text:span><text:span text:style-name="T14">:</text:span> <text:span text:style-name="T15">red</text:span>;</text:p>
      <text:p text:style-name="P18">}</text:p>
      <text:p text:style-name="P18"><text:span text:style-name="T13">`</text:span><text:span text:style-name="T2">}</text:span><text:span text:style-name="T4">&lt;/</text:span><text:span text:style-name="T6">style</text:span><text:span text:style-name="T4">&gt;</text:span></text:p>
      <text:p text:style-name="P33"/>
      <text:p text:style-name="P18"><text:span text:style-name="T4">&lt;/</text:span><text:span text:style-name="T6">div</text:span><text:span text:style-name="T4">&gt;</text:span></text:p>
      <text:p text:style-name="P18"><text:soft-page-break/>) </text:p>
      <text:p text:style-name="P18">}</text:p>
      <text:p text:style-name="P18"><text:span text:style-name="T6">export</text:span> <text:span text:style-name="T2">default</text:span> <text:span text:style-name="T4">HomePage</text:span></text:p>
      <text:p text:style-name="P33"/>
      <text:p text:style-name="P27">// tempo 46:18</text:p>
      <text:p text:style-name="P42">xxxxxxxxxxxxxxxxxxxxxxxxxxxxxxxxxxxxxxxxxxxxxxxxxxxxxxxxxxxxxxxxxxxxxxxxxxxxxxxx</text:p>
      <text:p text:style-name="P42"/>
      <text:p text:style-name="P43">index.js</text:p>
      <text:p text:style-name="P42"/>
      <text:p text:style-name="P36"/>
      <text:p text:style-name="P20"><text:span text:style-name="T2">function</text:span> <text:span text:style-name="T4">Titulo</text:span>(<text:span text:style-name="T17">props</text:span>) {</text:p>
      <text:p text:style-name="P27">// mostra no console: Olá mundo Next.js</text:p>
      <text:p text:style-name="P18"><text:span text:style-name="T16">console</text:span>.<text:span text:style-name="T4">log</text:span>(<text:span text:style-name="T17">props</text:span>.<text:span text:style-name="T18">children</text:span>);</text:p>
      <text:p text:style-name="P18"><text:span text:style-name="T2">return</text:span> (</text:p>
      <text:p text:style-name="P18"><text:span text:style-name="T4">&lt;</text:span><text:span text:style-name="T6">h1</text:span><text:span text:style-name="T4">&gt;</text:span>Esta ignorando qualquer coisa da tag<text:span text:style-name="T4">&lt;/</text:span><text:span text:style-name="T6">h1</text:span><text:span text:style-name="T4">&gt;</text:span></text:p>
      <text:p text:style-name="P18">)</text:p>
      <text:p text:style-name="P18">}</text:p>
      <text:p text:style-name="P33"/>
      <text:p text:style-name="P27">// isto é um componente React</text:p>
      <text:p text:style-name="P18"><text:span text:style-name="T2">function</text:span> <text:span text:style-name="T4">HomePage</text:span>() {</text:p>
      <text:p text:style-name="P27">// JSX</text:p>
      <text:p text:style-name="P18"><text:span text:style-name="T2">return</text:span> (</text:p>
      <text:p text:style-name="P18"><text:span text:style-name="T4">&lt;</text:span><text:span text:style-name="T6">div</text:span><text:span text:style-name="T4">&gt;</text:span></text:p>
      <text:p text:style-name="P18"><text:span text:style-name="T4">&lt;</text:span><text:span text:style-name="T15">Titulo</text:span><text:span text:style-name="T4">&gt;</text:span>Olá mundo Next.js!<text:span text:style-name="T4">&lt;/</text:span><text:span text:style-name="T15">Titulo</text:span><text:span text:style-name="T4">&gt;</text:span></text:p>
      <text:p text:style-name="P18"><text:span text:style-name="T4">&lt;</text:span><text:span text:style-name="T6">h2</text:span><text:span text:style-name="T4">&gt;</text:span>Jailson - STAR WARS <text:span text:style-name="T4">&lt;/</text:span><text:span text:style-name="T6">h2</text:span><text:span text:style-name="T4">&gt;</text:span></text:p>
      <text:p text:style-name="P18"><text:span text:style-name="T4">&lt;</text:span><text:span text:style-name="T6">style</text:span> <text:span text:style-name="T2">jsx</text:span><text:span text:style-name="T4">&gt;</text:span><text:span text:style-name="T2">{</text:span><text:span text:style-name="T13">`</text:span></text:p>
      <text:p text:style-name="P18"><text:span text:style-name="T6">h1</text:span> {</text:p>
      <text:p text:style-name="P18"><text:span text:style-name="T6">color</text:span><text:span text:style-name="T14">:</text:span> <text:span text:style-name="T15">red</text:span>;</text:p>
      <text:p text:style-name="P18">}</text:p>
      <text:p text:style-name="P18"><text:span text:style-name="T13">`</text:span><text:span text:style-name="T2">}</text:span><text:span text:style-name="T4">&lt;/</text:span><text:span text:style-name="T6">style</text:span><text:span text:style-name="T4">&gt;</text:span></text:p>
      <text:p text:style-name="P33"/>
      <text:p text:style-name="P18"><text:span text:style-name="T4">&lt;/</text:span><text:span text:style-name="T6">div</text:span><text:span text:style-name="T4">&gt;</text:span></text:p>
      <text:p text:style-name="P18">) </text:p>
      <text:p text:style-name="P18">}</text:p>
      <text:p text:style-name="P18"><text:span text:style-name="T6">export</text:span> <text:span text:style-name="T2">default</text:span> <text:span text:style-name="T4">HomePage</text:span></text:p>
      <text:p text:style-name="P33"/>
      <text:p text:style-name="P27">// tempo 49:33</text:p>
      <text:p text:style-name="P43">xxxxxxxxxxxxxxxxxxxxxxxxxxxxxxxxxxxxxxxxxxxxxxxxxxxxxxxxxxxxxxxxxxxxxxxxxxxxxxxxxxxx</text:p>
      <text:p text:style-name="P43"/>
      <text:p text:style-name="P43">ndex.js</text:p>
      <text:p text:style-name="P37"/>
      <text:p text:style-name="P21"><text:span text:style-name="T2">function</text:span> <text:span text:style-name="T4">Titulo</text:span>(<text:span text:style-name="T17">props</text:span>) {</text:p>
      <text:p text:style-name="P27">// mostra no console: Olá mundo Next.js</text:p>
      <text:p text:style-name="P18"><text:span text:style-name="T16">console</text:span>.<text:span text:style-name="T4">log</text:span>(<text:span text:style-name="T17">props</text:span>.<text:span text:style-name="T18">children</text:span>);</text:p>
      <text:p text:style-name="P18"><text:span text:style-name="T2">return</text:span> (</text:p>
      <text:p text:style-name="P27">// pega o Titulo de HomePage</text:p>
      <text:p text:style-name="P18"><text:span text:style-name="T4">&lt;</text:span><text:span text:style-name="T6">h1</text:span><text:span text:style-name="T4">&gt;</text:span><text:span text:style-name="T2">{</text:span><text:span text:style-name="T17">props</text:span>.<text:span text:style-name="T18">children</text:span><text:span text:style-name="T2">}</text:span><text:span text:style-name="T4">&lt;/</text:span><text:span text:style-name="T6">h1</text:span><text:span text:style-name="T4">&gt;</text:span></text:p>
      <text:p text:style-name="P18"><text:soft-page-break/>)</text:p>
      <text:p text:style-name="P18">}</text:p>
      <text:p text:style-name="P33"/>
      <text:p text:style-name="P27">// isto é um componente React</text:p>
      <text:p text:style-name="P18"><text:span text:style-name="T2">function</text:span> <text:span text:style-name="T4">HomePage</text:span>() {</text:p>
      <text:p text:style-name="P27">// JSX</text:p>
      <text:p text:style-name="P18"><text:span text:style-name="T2">return</text:span> (</text:p>
      <text:p text:style-name="P18"><text:span text:style-name="T4">&lt;</text:span><text:span text:style-name="T6">div</text:span><text:span text:style-name="T4">&gt;</text:span></text:p>
      <text:p text:style-name="P18"><text:span text:style-name="T4">&lt;</text:span><text:span text:style-name="T15">Titulo</text:span><text:span text:style-name="T4">&gt;</text:span>Olá mundo Next.js!<text:span text:style-name="T4">&lt;/</text:span><text:span text:style-name="T15">Titulo</text:span><text:span text:style-name="T4">&gt;</text:span></text:p>
      <text:p text:style-name="P18"><text:span text:style-name="T4">&lt;</text:span><text:span text:style-name="T6">h2</text:span><text:span text:style-name="T4">&gt;</text:span>Jailson - STAR WARS <text:span text:style-name="T4">&lt;/</text:span><text:span text:style-name="T6">h2</text:span><text:span text:style-name="T4">&gt;</text:span></text:p>
      <text:p text:style-name="P18"><text:span text:style-name="T4">&lt;</text:span><text:span text:style-name="T6">style</text:span> <text:span text:style-name="T2">jsx</text:span><text:span text:style-name="T4">&gt;</text:span><text:span text:style-name="T2">{</text:span><text:span text:style-name="T13">`</text:span></text:p>
      <text:p text:style-name="P18"><text:span text:style-name="T6">h1</text:span> {</text:p>
      <text:p text:style-name="P18"><text:span text:style-name="T6">color</text:span><text:span text:style-name="T14">:</text:span> <text:span text:style-name="T15">red</text:span>;</text:p>
      <text:p text:style-name="P18">}</text:p>
      <text:p text:style-name="P18"><text:span text:style-name="T13">`</text:span><text:span text:style-name="T2">}</text:span><text:span text:style-name="T4">&lt;/</text:span><text:span text:style-name="T6">style</text:span><text:span text:style-name="T4">&gt;</text:span></text:p>
      <text:p text:style-name="P33"/>
      <text:p text:style-name="P18"><text:span text:style-name="T4">&lt;/</text:span><text:span text:style-name="T6">div</text:span><text:span text:style-name="T4">&gt;</text:span></text:p>
      <text:p text:style-name="P18">) </text:p>
      <text:p text:style-name="P18">}</text:p>
      <text:p text:style-name="P18"><text:span text:style-name="T6">export</text:span> <text:span text:style-name="T2">default</text:span> <text:span text:style-name="T4">HomePage</text:span></text:p>
      <text:p text:style-name="P33"/>
      <text:p text:style-name="P27">// tempo 50:55</text:p>
      <text:p text:style-name="P43">xxxxxxxxxxxxxxxxxxxxxxxxxxxxxxxxxxxxxxxxxxxxxxxxxxxxxxxxxxxxxxxxxxxxxxxxxxxxxxxxxxxxx</text:p>
      <text:p text:style-name="P43"/>
      <text:p text:style-name="P44">index.js</text:p>
      <text:p text:style-name="P37"/>
      <text:p text:style-name="P21"><text:span text:style-name="T2">function</text:span> <text:span text:style-name="T4">Titulo</text:span>(<text:span text:style-name="T17">props</text:span>) {</text:p>
      <text:p text:style-name="P27">// mostra no console: Olá mundo Next.js</text:p>
      <text:p text:style-name="P18"><text:span text:style-name="T16">console</text:span>.<text:span text:style-name="T4">log</text:span>(<text:span text:style-name="T17">props</text:span>.<text:span text:style-name="T18">children</text:span>);</text:p>
      <text:p text:style-name="P18"><text:span text:style-name="T2">return</text:span> (</text:p>
      <text:p text:style-name="P18"><text:span text:style-name="T4">&lt;</text:span><text:span text:style-name="T6">div</text:span><text:span text:style-name="T4">&gt;</text:span></text:p>
      <text:p text:style-name="P18"><text:span text:style-name="T2">{</text:span><text:span text:style-name="T19">/* pega o Titulo de HomePage ***/</text:span><text:span text:style-name="T2">}</text:span></text:p>
      <text:p text:style-name="P18"><text:span text:style-name="T4">&lt;</text:span><text:span text:style-name="T6">h1</text:span><text:span text:style-name="T4">&gt;</text:span><text:span text:style-name="T2">{</text:span><text:span text:style-name="T17">props</text:span>.<text:span text:style-name="T18">children</text:span><text:span text:style-name="T2">}</text:span><text:span text:style-name="T4">&lt;/</text:span><text:span text:style-name="T6">h1</text:span><text:span text:style-name="T4">&gt;</text:span></text:p>
      <text:p text:style-name="P18"><text:span text:style-name="T4">&lt;</text:span><text:span text:style-name="T6">style</text:span> <text:span text:style-name="T2">jsx</text:span><text:span text:style-name="T4">&gt;</text:span><text:span text:style-name="T2">{</text:span><text:span text:style-name="T13">`</text:span></text:p>
      <text:p text:style-name="P18"><text:span text:style-name="T6">h1</text:span> {</text:p>
      <text:p text:style-name="P18"><text:span text:style-name="T6">color</text:span><text:span text:style-name="T14">:</text:span> <text:span text:style-name="T15">red</text:span>;</text:p>
      <text:p text:style-name="P18">}</text:p>
      <text:p text:style-name="P18"><text:span text:style-name="T13">`</text:span><text:span text:style-name="T2">}</text:span><text:span text:style-name="T4">&lt;/</text:span><text:span text:style-name="T6">style</text:span><text:span text:style-name="T4">&gt;</text:span></text:p>
      <text:p text:style-name="P18"><text:span text:style-name="T4">&lt;/</text:span><text:span text:style-name="T6">div</text:span><text:span text:style-name="T4">&gt;</text:span></text:p>
      <text:p text:style-name="P18">)</text:p>
      <text:p text:style-name="P18">}</text:p>
      <text:p text:style-name="P33"/>
      <text:p text:style-name="P27">// isto é um componente React</text:p>
      <text:p text:style-name="P18"><text:span text:style-name="T2">function</text:span> <text:span text:style-name="T4">HomePage</text:span>() {</text:p>
      <text:p text:style-name="P27">// JSX</text:p>
      <text:p text:style-name="P18"><text:soft-page-break/><text:span text:style-name="T2">return</text:span> (</text:p>
      <text:p text:style-name="P18"><text:span text:style-name="T4">&lt;</text:span><text:span text:style-name="T6">div</text:span><text:span text:style-name="T4">&gt;</text:span></text:p>
      <text:p text:style-name="P18"><text:span text:style-name="T4">&lt;</text:span><text:span text:style-name="T15">Titulo</text:span><text:span text:style-name="T4">&gt;</text:span>Olá mundo Next.js!<text:span text:style-name="T4">&lt;/</text:span><text:span text:style-name="T15">Titulo</text:span><text:span text:style-name="T4">&gt;</text:span></text:p>
      <text:p text:style-name="P18"><text:span text:style-name="T4">&lt;</text:span><text:span text:style-name="T6">h2</text:span><text:span text:style-name="T4">&gt;</text:span>Jailson - STAR WARS <text:span text:style-name="T4">&lt;/</text:span><text:span text:style-name="T6">h2</text:span><text:span text:style-name="T4">&gt;</text:span></text:p>
      <text:p text:style-name="P18"><text:span text:style-name="T4">&lt;/</text:span><text:span text:style-name="T6">div</text:span><text:span text:style-name="T4">&gt;</text:span></text:p>
      <text:p text:style-name="P18">) </text:p>
      <text:p text:style-name="P18">}</text:p>
      <text:p text:style-name="P18"><text:span text:style-name="T6">export</text:span> <text:span text:style-name="T2">default</text:span> <text:span text:style-name="T4">HomePage</text:span></text:p>
      <text:p text:style-name="P33"/>
      <text:p text:style-name="P27">// tempo 52:06</text:p>
      <text:p text:style-name="P44">xxxxxxxxxxxxxxxxxxxxxxxxxxxxxxxxxxxxxxxxxxxxxxxxxxxxxxxxxxxxxxxxxxxxxxxxxxxxxxxxx</text:p>
      <text:p text:style-name="P38"/>
      <text:p text:style-name="P38">index.js</text:p>
      <text:p text:style-name="P37"/>
      <text:p text:style-name="P21"><text:span text:style-name="T2">function</text:span> <text:span text:style-name="T4">Titulo</text:span>(<text:span text:style-name="T17">props</text:span>) {</text:p>
      <text:p text:style-name="P27">// mostra no console: Olá mundo Next.js</text:p>
      <text:p text:style-name="P18"><text:span text:style-name="T16">console</text:span>.<text:span text:style-name="T4">log</text:span>(<text:span text:style-name="T17">props</text:span>.<text:span text:style-name="T18">children</text:span>);</text:p>
      <text:p text:style-name="P18"><text:span text:style-name="T2">return</text:span> (</text:p>
      <text:p text:style-name="P18"><text:span text:style-name="T4">&lt;&gt;</text:span> <text:span text:style-name="T2">{</text:span><text:span text:style-name="T19">/* tag vazia */</text:span><text:span text:style-name="T2">}</text:span></text:p>
      <text:p text:style-name="P18"><text:span text:style-name="T2">{</text:span><text:span text:style-name="T19">/* pega o Titulo de HomePage ***/</text:span><text:span text:style-name="T2">}</text:span></text:p>
      <text:p text:style-name="P18"><text:span text:style-name="T4">&lt;</text:span><text:span text:style-name="T6">h1</text:span><text:span text:style-name="T4">&gt;</text:span><text:span text:style-name="T2">{</text:span><text:span text:style-name="T17">props</text:span>.<text:span text:style-name="T18">children</text:span><text:span text:style-name="T2">}</text:span><text:span text:style-name="T4">&lt;/</text:span><text:span text:style-name="T6">h1</text:span><text:span text:style-name="T4">&gt;</text:span></text:p>
      <text:p text:style-name="P18"><text:span text:style-name="T4">&lt;</text:span><text:span text:style-name="T6">style</text:span> <text:span text:style-name="T2">jsx</text:span><text:span text:style-name="T4">&gt;</text:span><text:span text:style-name="T2">{</text:span><text:span text:style-name="T13">`</text:span></text:p>
      <text:p text:style-name="P18"><text:span text:style-name="T6">h1</text:span> {</text:p>
      <text:p text:style-name="P18"><text:span text:style-name="T6">color</text:span><text:span text:style-name="T14">:</text:span> <text:span text:style-name="T15">red</text:span>;</text:p>
      <text:p text:style-name="P18">}</text:p>
      <text:p text:style-name="P18"><text:span text:style-name="T13">`</text:span><text:span text:style-name="T2">}</text:span><text:span text:style-name="T4">&lt;/</text:span><text:span text:style-name="T6">style</text:span><text:span text:style-name="T4">&gt;</text:span></text:p>
      <text:p text:style-name="P47">&lt;/&gt;</text:p>
      <text:p text:style-name="P18">)</text:p>
      <text:p text:style-name="P18">}</text:p>
      <text:p text:style-name="P33"/>
      <text:p text:style-name="P27">// isto é um componente React</text:p>
      <text:p text:style-name="P18"><text:span text:style-name="T2">function</text:span> <text:span text:style-name="T4">HomePage</text:span>() {</text:p>
      <text:p text:style-name="P27">// JSX</text:p>
      <text:p text:style-name="P18"><text:span text:style-name="T2">return</text:span> (</text:p>
      <text:p text:style-name="P18"><text:span text:style-name="T4">&lt;</text:span><text:span text:style-name="T6">div</text:span><text:span text:style-name="T4">&gt;</text:span></text:p>
      <text:p text:style-name="P18"><text:span text:style-name="T4">&lt;</text:span><text:span text:style-name="T15">Titulo</text:span><text:span text:style-name="T4">&gt;</text:span>Olá mundo Next.js!<text:span text:style-name="T4">&lt;/</text:span><text:span text:style-name="T15">Titulo</text:span><text:span text:style-name="T4">&gt;</text:span></text:p>
      <text:p text:style-name="P18"><text:span text:style-name="T4">&lt;</text:span><text:span text:style-name="T6">h2</text:span><text:span text:style-name="T4">&gt;</text:span>Jailson - STAR WARS <text:span text:style-name="T4">&lt;/</text:span><text:span text:style-name="T6">h2</text:span><text:span text:style-name="T4">&gt;</text:span></text:p>
      <text:p text:style-name="P18"><text:span text:style-name="T4">&lt;/</text:span><text:span text:style-name="T6">div</text:span><text:span text:style-name="T4">&gt;</text:span></text:p>
      <text:p text:style-name="P18">) </text:p>
      <text:p text:style-name="P18">}</text:p>
      <text:p text:style-name="P18"><text:span text:style-name="T6">export</text:span> <text:span text:style-name="T2">default</text:span> <text:span text:style-name="T4">HomePage</text:span></text:p>
      <text:p text:style-name="P33"/>
      <text:p text:style-name="P27">// tempo 52:39</text:p>
      <text:p text:style-name="P44">xxxxxxxxxxxxxxxxxxxxxxxxxxxxxxxxxxxxxxxxxxxxxxxxxxxxxxxxxxxxxxxxxxxxxxxxxxxxxxxxxxxxx</text:p>
      <text:p text:style-name="P44"/>
      <text:p text:style-name="P45">index.js</text:p>
      <text:p text:style-name="P44"><text:soft-page-break/></text:p>
      <text:p text:style-name="P38"/>
      <text:p text:style-name="P22"><text:span text:style-name="T2">function</text:span> <text:span text:style-name="T4">Titulo</text:span>(<text:span text:style-name="T17">props</text:span>) {</text:p>
      <text:p text:style-name="P27">// mostra no console: Olá mundo Next.js</text:p>
      <text:p text:style-name="P18"><text:span text:style-name="T16">console</text:span>.<text:span text:style-name="T4">log</text:span>(<text:span text:style-name="T17">props</text:span>.<text:span text:style-name="T18">children</text:span>);</text:p>
      <text:p text:style-name="P18"><text:span text:style-name="T2">return</text:span> (</text:p>
      <text:p text:style-name="P18"><text:span text:style-name="T4">&lt;&gt;</text:span> <text:span text:style-name="T2">{</text:span><text:span text:style-name="T19">/* tag vazia */</text:span><text:span text:style-name="T2">}</text:span></text:p>
      <text:p text:style-name="P18"><text:span text:style-name="T2">{</text:span><text:span text:style-name="T19">/* pega o Titulo de HomePage ***/</text:span><text:span text:style-name="T2">}</text:span></text:p>
      <text:p text:style-name="P18"><text:span text:style-name="T4">&lt;</text:span><text:span text:style-name="T6">h1</text:span><text:span text:style-name="T4">&gt;</text:span><text:span text:style-name="T2">{</text:span><text:span text:style-name="T17">props</text:span>.<text:span text:style-name="T18">children</text:span><text:span text:style-name="T2">}</text:span><text:span text:style-name="T4">&lt;/</text:span><text:span text:style-name="T6">h1</text:span><text:span text:style-name="T4">&gt;</text:span></text:p>
      <text:p text:style-name="P18"><text:span text:style-name="T4">&lt;</text:span><text:span text:style-name="T6">style</text:span> <text:span text:style-name="T2">jsx</text:span><text:span text:style-name="T4">&gt;</text:span><text:span text:style-name="T2">{</text:span><text:span text:style-name="T13">`</text:span></text:p>
      <text:p text:style-name="P18"><text:span text:style-name="T6">h1</text:span> {</text:p>
      <text:p text:style-name="P18"><text:span text:style-name="T6">color</text:span><text:span text:style-name="T14">:</text:span> <text:span text:style-name="T15">red</text:span>;</text:p>
      <text:p text:style-name="P18"><text:span text:style-name="T6">font-size</text:span><text:span text:style-name="T14">:</text:span><text:span text:style-name="T20">24px</text:span>;</text:p>
      <text:p text:style-name="P18"><text:span text:style-name="T6">font-weight</text:span><text:span text:style-name="T14">:</text:span><text:span text:style-name="T20">600</text:span>;</text:p>
      <text:p text:style-name="P18">}</text:p>
      <text:p text:style-name="P18"><text:span text:style-name="T13">`</text:span><text:span text:style-name="T2">}</text:span><text:span text:style-name="T4">&lt;/</text:span><text:span text:style-name="T6">style</text:span><text:span text:style-name="T4">&gt;</text:span></text:p>
      <text:p text:style-name="P47">&lt;/&gt;</text:p>
      <text:p text:style-name="P18">)</text:p>
      <text:p text:style-name="P18">}</text:p>
      <text:p text:style-name="P33"/>
      <text:p text:style-name="P27">// isto é um componente React</text:p>
      <text:p text:style-name="P18"><text:span text:style-name="T2">function</text:span> <text:span text:style-name="T4">HomePage</text:span>() {</text:p>
      <text:p text:style-name="P27">// JSX</text:p>
      <text:p text:style-name="P18"><text:span text:style-name="T2">return</text:span> (</text:p>
      <text:p text:style-name="P18"><text:span text:style-name="T4">&lt;</text:span><text:span text:style-name="T6">div</text:span><text:span text:style-name="T4">&gt;</text:span></text:p>
      <text:p text:style-name="P18"><text:span text:style-name="T4">&lt;</text:span><text:span text:style-name="T15">Titulo</text:span><text:span text:style-name="T4">&gt;</text:span>Olá mundo Next.js!<text:span text:style-name="T4">&lt;/</text:span><text:span text:style-name="T15">Titulo</text:span><text:span text:style-name="T4">&gt;</text:span></text:p>
      <text:p text:style-name="P18"><text:span text:style-name="T4">&lt;</text:span><text:span text:style-name="T6">h2</text:span><text:span text:style-name="T4">&gt;</text:span>Jailson - STAR WARS <text:span text:style-name="T4">&lt;/</text:span><text:span text:style-name="T6">h2</text:span><text:span text:style-name="T4">&gt;</text:span></text:p>
      <text:p text:style-name="P18"><text:span text:style-name="T4">&lt;/</text:span><text:span text:style-name="T6">div</text:span><text:span text:style-name="T4">&gt;</text:span></text:p>
      <text:p text:style-name="P18">) </text:p>
      <text:p text:style-name="P18">}</text:p>
      <text:p text:style-name="P18"><text:span text:style-name="T6">export</text:span> <text:span text:style-name="T2">default</text:span> <text:span text:style-name="T4">HomePage</text:span></text:p>
      <text:p text:style-name="P33"/>
      <text:p text:style-name="P27">// tempo 53:14</text:p>
      <text:p text:style-name="P45">xxxxxxxxxxxxxxxxxxxxxxxxxxxxxxxxxxxxxxxxxxxxxxxxxxxxxxxxxxxxxxxxxxxxxxxxxxxxx</text:p>
      <text:p text:style-name="P45"/>
      <text:p text:style-name="P46">index.js</text:p>
      <text:p text:style-name="P39"/>
      <text:p text:style-name="P23"><text:span text:style-name="T2">function</text:span> <text:span text:style-name="T4">Titulo</text:span>(<text:span text:style-name="T17">props</text:span>) {</text:p>
      <text:p text:style-name="P27">// mostra no console: Olá mundo Next.js</text:p>
      <text:p text:style-name="P18"><text:span text:style-name="T16">console</text:span>.<text:span text:style-name="T4">log</text:span>(<text:span text:style-name="T17">props</text:span>.<text:span text:style-name="T18">children</text:span>);</text:p>
      <text:p text:style-name="P18"><text:span text:style-name="T2">const</text:span> <text:span text:style-name="T16">Tag</text:span> <text:span text:style-name="T22">=</text:span> <text:span text:style-name="T17">props</text:span>.<text:span text:style-name="T18">tag</text:span>;</text:p>
      <text:p text:style-name="P18"><text:span text:style-name="T2">return</text:span> (</text:p>
      <text:p text:style-name="P18"><text:span text:style-name="T4">&lt;&gt;</text:span> <text:span text:style-name="T2">{</text:span><text:span text:style-name="T19">/* tag vazia */</text:span><text:span text:style-name="T2">}</text:span></text:p>
      <text:p text:style-name="P18"><text:span text:style-name="T2">{</text:span><text:span text:style-name="T19">/* pega o Titulo de HomePage ***/</text:span><text:span text:style-name="T2">}</text:span></text:p>
      <text:p text:style-name="P18"><text:span text:style-name="T4">&lt;</text:span><text:span text:style-name="T7">Tag</text:span><text:span text:style-name="T4">&gt;</text:span><text:span text:style-name="T2">{</text:span><text:span text:style-name="T17">props</text:span>.<text:span text:style-name="T18">children</text:span><text:span text:style-name="T2">}</text:span><text:span text:style-name="T4">&lt;/</text:span><text:span text:style-name="T7">Tag</text:span><text:span text:style-name="T4">&gt;</text:span></text:p>
      <text:p text:style-name="P18"><text:span text:style-name="T4">&lt;</text:span><text:span text:style-name="T6">style</text:span> <text:span text:style-name="T2">jsx</text:span><text:span text:style-name="T4">&gt;</text:span><text:span text:style-name="T2">{</text:span><text:span text:style-name="T13">`</text:span></text:p>
      <text:p text:style-name="P18"><text:soft-page-break/><text:span text:style-name="T6">h1</text:span> {</text:p>
      <text:p text:style-name="P18"><text:span text:style-name="T6">color</text:span><text:span text:style-name="T14">:</text:span> <text:span text:style-name="T15">red</text:span>;</text:p>
      <text:p text:style-name="P18"><text:span text:style-name="T6">font-size</text:span><text:span text:style-name="T14">:</text:span><text:span text:style-name="T20">24px</text:span>;</text:p>
      <text:p text:style-name="P18"><text:span text:style-name="T6">font-weight</text:span><text:span text:style-name="T14">:</text:span><text:span text:style-name="T20">600</text:span>;</text:p>
      <text:p text:style-name="P18">}</text:p>
      <text:p text:style-name="P18"><text:span text:style-name="T13">`</text:span><text:span text:style-name="T2">}</text:span><text:span text:style-name="T4">&lt;/</text:span><text:span text:style-name="T6">style</text:span><text:span text:style-name="T4">&gt;</text:span></text:p>
      <text:p text:style-name="P47">&lt;/&gt;</text:p>
      <text:p text:style-name="P18">)</text:p>
      <text:p text:style-name="P18">}</text:p>
      <text:p text:style-name="P33"/>
      <text:p text:style-name="P27">// isto é um componente React</text:p>
      <text:p text:style-name="P18"><text:span text:style-name="T2">function</text:span> <text:span text:style-name="T4">HomePage</text:span>() {</text:p>
      <text:p text:style-name="P27">// JSX</text:p>
      <text:p text:style-name="P18"><text:span text:style-name="T2">return</text:span> (</text:p>
      <text:p text:style-name="P18"><text:span text:style-name="T4">&lt;</text:span><text:span text:style-name="T6">div</text:span><text:span text:style-name="T4">&gt;</text:span></text:p>
      <text:p text:style-name="P18"><text:span text:style-name="T4">&lt;</text:span><text:span text:style-name="T15">Titulo</text:span> <text:span text:style-name="T2">tag</text:span><text:span text:style-name="T22">=</text:span><text:span text:style-name="T13">"h2"</text:span><text:span text:style-name="T4">&gt;</text:span>Olá mundo Next.js!<text:span text:style-name="T4">&lt;/</text:span><text:span text:style-name="T15">Titulo</text:span><text:span text:style-name="T4">&gt;</text:span></text:p>
      <text:p text:style-name="P18"><text:span text:style-name="T4">&lt;</text:span><text:span text:style-name="T6">h2</text:span><text:span text:style-name="T4">&gt;</text:span>Jailson - STAR WARS <text:span text:style-name="T4">&lt;/</text:span><text:span text:style-name="T6">h2</text:span><text:span text:style-name="T4">&gt;</text:span></text:p>
      <text:p text:style-name="P18"><text:span text:style-name="T4">&lt;/</text:span><text:span text:style-name="T6">div</text:span><text:span text:style-name="T4">&gt;</text:span></text:p>
      <text:p text:style-name="P18">) </text:p>
      <text:p text:style-name="P18">}</text:p>
      <text:p text:style-name="P18"><text:span text:style-name="T6">export</text:span> <text:span text:style-name="T2">default</text:span> <text:span text:style-name="T4">HomePage</text:span></text:p>
      <text:p text:style-name="P33"/>
      <text:p text:style-name="P27">// tempo 54:05</text:p>
      <text:p text:style-name="P46">xxxxxxxxxxxxxxxxxxxxxxxxxxxxxxxxxxxxxxxxxxxxxxxxxxxxxxxxxxxxxxxxxxxxxxxxxxxxxxxx</text:p>
      <text:p text:style-name="P44"/>
      <text:p text:style-name="P50">INDEX.JS</text:p>
      <text:p text:style-name="P38"/>
      <text:p text:style-name="P22"><text:span text:style-name="T2">function</text:span> <text:span text:style-name="T4">Titulo</text:span>(<text:span text:style-name="T17">props</text:span>) {</text:p>
      <text:p text:style-name="P27">// mostra no console: Olá mundo Next.js</text:p>
      <text:p text:style-name="P18"><text:span text:style-name="T16">console</text:span>.<text:span text:style-name="T4">log</text:span>(<text:span text:style-name="T17">props</text:span>.<text:span text:style-name="T18">children</text:span>);</text:p>
      <text:p text:style-name="P18"><text:span text:style-name="T2">const</text:span> <text:span text:style-name="T16">Tag</text:span> <text:span text:style-name="T22">=</text:span> <text:span text:style-name="T17">props</text:span>.<text:span text:style-name="T18">tag</text:span>;</text:p>
      <text:p text:style-name="P18"><text:span text:style-name="T2">return</text:span> (</text:p>
      <text:p text:style-name="P18"><text:span text:style-name="T4">&lt;&gt;</text:span> <text:span text:style-name="T2">{</text:span><text:span text:style-name="T19">/* tag vazia */</text:span><text:span text:style-name="T2">}</text:span></text:p>
      <text:p text:style-name="P18"><text:span text:style-name="T2">{</text:span><text:span text:style-name="T19">/* pega o Titulo de HomePage ***/</text:span><text:span text:style-name="T2">}</text:span></text:p>
      <text:p text:style-name="P18"><text:span text:style-name="T4">&lt;</text:span><text:span text:style-name="T15">Tag</text:span><text:span text:style-name="T4">&gt;</text:span><text:span text:style-name="T2">{</text:span><text:span text:style-name="T17">props</text:span>.<text:span text:style-name="T18">children</text:span><text:span text:style-name="T2">}</text:span><text:span text:style-name="T4">&lt;/</text:span><text:span text:style-name="T15">Tag</text:span><text:span text:style-name="T4">&gt;</text:span></text:p>
      <text:p text:style-name="P18"><text:span text:style-name="T4">&lt;</text:span><text:span text:style-name="T6">style</text:span> <text:span text:style-name="T2">jsx</text:span><text:span text:style-name="T4">&gt;</text:span><text:span text:style-name="T2">{</text:span><text:span text:style-name="T13">`</text:span></text:p>
      <text:p text:style-name="P18"><text:span text:style-name="T6">${</text:span><text:span text:style-name="T16">Tag</text:span><text:span text:style-name="T6">}</text:span> {</text:p>
      <text:p text:style-name="P18"><text:span text:style-name="T6">color</text:span><text:span text:style-name="T14">:</text:span> <text:span text:style-name="T15">red</text:span>;</text:p>
      <text:p text:style-name="P18"><text:span text:style-name="T6">font-size</text:span><text:span text:style-name="T14">:</text:span><text:span text:style-name="T20">24px</text:span>;</text:p>
      <text:p text:style-name="P18"><text:span text:style-name="T6">font-weight</text:span><text:span text:style-name="T14">:</text:span><text:span text:style-name="T20">600</text:span>;</text:p>
      <text:p text:style-name="P18">}</text:p>
      <text:p text:style-name="P18"><text:span text:style-name="T13">`</text:span><text:span text:style-name="T2">}</text:span><text:span text:style-name="T4">&lt;/</text:span><text:span text:style-name="T6">style</text:span><text:span text:style-name="T4">&gt;</text:span></text:p>
      <text:p text:style-name="P47">&lt;/&gt;</text:p>
      <text:p text:style-name="P18">)</text:p>
      <text:p text:style-name="P18">}</text:p>
      <text:p text:style-name="P33"><text:soft-page-break/></text:p>
      <text:p text:style-name="P27">// isto é um componente React</text:p>
      <text:p text:style-name="P18"><text:span text:style-name="T2">function</text:span> <text:span text:style-name="T4">HomePage</text:span>() {</text:p>
      <text:p text:style-name="P27">// JSX</text:p>
      <text:p text:style-name="P18"><text:span text:style-name="T2">return</text:span> (</text:p>
      <text:p text:style-name="P18"><text:span text:style-name="T4">&lt;</text:span><text:span text:style-name="T6">div</text:span><text:span text:style-name="T4">&gt;</text:span></text:p>
      <text:p text:style-name="P18"><text:span text:style-name="T2">{</text:span><text:span text:style-name="T19">/* se colocar h1, volta a ficar vermelho, pois o estilo é h1 */</text:span><text:span text:style-name="T2">}</text:span></text:p>
      <text:p text:style-name="P18"><text:span text:style-name="T4">&lt;</text:span><text:span text:style-name="T15">Titulo</text:span> <text:span text:style-name="T2">tag</text:span><text:span text:style-name="T22">=</text:span><text:span text:style-name="T13">"h1"</text:span><text:span text:style-name="T4">&gt;</text:span>Olá mundo Next.js!<text:span text:style-name="T4">&lt;/</text:span><text:span text:style-name="T15">Titulo</text:span><text:span text:style-name="T4">&gt;</text:span></text:p>
      <text:p text:style-name="P18"><text:span text:style-name="T4">&lt;</text:span><text:span text:style-name="T6">h2</text:span><text:span text:style-name="T4">&gt;</text:span>Jailson - STAR WARS <text:span text:style-name="T4">&lt;/</text:span><text:span text:style-name="T6">h2</text:span><text:span text:style-name="T4">&gt;</text:span></text:p>
      <text:p text:style-name="P18"><text:span text:style-name="T4">&lt;/</text:span><text:span text:style-name="T6">div</text:span><text:span text:style-name="T4">&gt;</text:span></text:p>
      <text:p text:style-name="P18">) </text:p>
      <text:p text:style-name="P18">}</text:p>
      <text:p text:style-name="P18"><text:span text:style-name="T6">export</text:span> <text:span text:style-name="T2">default</text:span> <text:span text:style-name="T4">HomePage</text:span></text:p>
      <text:p text:style-name="P33"/>
      <text:p text:style-name="P27">// tempo 55:43</text:p>
      <text:p text:style-name="P50">XXXXXXXXXXXXXXXXXXXXXXXXXXXXXXXXXXXXXXXXXXXXXXXXXXXXXXXXXXX</text:p>
      <text:p text:style-name="P50"/>
      <text:p text:style-name="P51">index.js</text:p>
      <text:p text:style-name="P60"/>
      <text:p text:style-name="P18"><text:span text:style-name="T2">function</text:span> <text:span text:style-name="T4">GlobalStyle</text:span>() {</text:p>
      <text:p text:style-name="P18"><text:span text:style-name="T2">return</text:span> (</text:p>
      <text:p text:style-name="P18"><text:span text:style-name="T4">&lt;</text:span><text:span text:style-name="T6">style</text:span> <text:span text:style-name="T2">global</text:span> <text:span text:style-name="T2">jsx</text:span><text:span text:style-name="T4">&gt;</text:span><text:span text:style-name="T2">{</text:span><text:span text:style-name="T13">`</text:span></text:p>
      <text:p text:style-name="P78">* {</text:p>
      <text:p text:style-name="P78">background: black;</text:p>
      <text:p text:style-name="P78">}</text:p>
      <text:p text:style-name="P18"><text:span text:style-name="T13">`</text:span><text:span text:style-name="T2">}</text:span><text:span text:style-name="T4">&lt;/</text:span><text:span text:style-name="T6">style</text:span><text:span text:style-name="T4">&gt;</text:span></text:p>
      <text:p text:style-name="P18">);</text:p>
      <text:p text:style-name="P18">}</text:p>
      <text:p text:style-name="P33"/>
      <text:p text:style-name="P18"><text:span text:style-name="T2">function</text:span> <text:span text:style-name="T4">Titulo</text:span>(<text:span text:style-name="T17">props</text:span>) {</text:p>
      <text:p text:style-name="P27">// mostra no console: Olá mundo Next.js</text:p>
      <text:p text:style-name="P18"><text:span text:style-name="T16">console</text:span>.<text:span text:style-name="T4">log</text:span>(<text:span text:style-name="T17">props</text:span>.<text:span text:style-name="T18">children</text:span>);</text:p>
      <text:p text:style-name="P18"><text:span text:style-name="T2">const</text:span> <text:span text:style-name="T16">Tag</text:span> <text:span text:style-name="T22">=</text:span> <text:span text:style-name="T17">props</text:span>.<text:span text:style-name="T18">tag</text:span>;</text:p>
      <text:p text:style-name="P18"><text:span text:style-name="T2">return</text:span> (</text:p>
      <text:p text:style-name="P18"><text:span text:style-name="T4">&lt;&gt;</text:span> <text:span text:style-name="T2">{</text:span><text:span text:style-name="T19">/* tag vazia */</text:span><text:span text:style-name="T2">}</text:span></text:p>
      <text:p text:style-name="P18"><text:span text:style-name="T2">{</text:span><text:span text:style-name="T19">/* pega o Titulo de HomePage ***/</text:span><text:span text:style-name="T2">}</text:span></text:p>
      <text:p text:style-name="P18"><text:span text:style-name="T4">&lt;</text:span><text:span text:style-name="T15">Tag</text:span><text:span text:style-name="T4">&gt;</text:span><text:span text:style-name="T2">{</text:span><text:span text:style-name="T17">props</text:span>.<text:span text:style-name="T18">children</text:span><text:span text:style-name="T2">}</text:span><text:span text:style-name="T4">&lt;/</text:span><text:span text:style-name="T15">Tag</text:span><text:span text:style-name="T4">&gt;</text:span></text:p>
      <text:p text:style-name="P18"><text:span text:style-name="T4">&lt;</text:span><text:span text:style-name="T6">style</text:span> <text:span text:style-name="T2">jsx</text:span><text:span text:style-name="T4">&gt;</text:span><text:span text:style-name="T2">{</text:span><text:span text:style-name="T13">`</text:span></text:p>
      <text:p text:style-name="P18"><text:span text:style-name="T6">${</text:span><text:span text:style-name="T16">Tag</text:span><text:span text:style-name="T6">}</text:span> { <text:span text:style-name="T19">// VAI FUNCIONAR TANTO COM h1 como h2</text:span></text:p>
      <text:p text:style-name="P18"><text:span text:style-name="T6">color</text:span><text:span text:style-name="T14">:</text:span> <text:span text:style-name="T15">red</text:span>;</text:p>
      <text:p text:style-name="P18"><text:span text:style-name="T6">font-size</text:span><text:span text:style-name="T14">:</text:span><text:span text:style-name="T20">24px</text:span>;</text:p>
      <text:p text:style-name="P18"><text:span text:style-name="T6">font-weight</text:span><text:span text:style-name="T14">:</text:span><text:span text:style-name="T20">600</text:span>;</text:p>
      <text:p text:style-name="P18">}</text:p>
      <text:p text:style-name="P18"><text:span text:style-name="T13">`</text:span><text:span text:style-name="T2">}</text:span><text:span text:style-name="T4">&lt;/</text:span><text:span text:style-name="T6">style</text:span><text:span text:style-name="T4">&gt;</text:span></text:p>
      <text:p text:style-name="P47">&lt;/&gt;</text:p>
      <text:p text:style-name="P18"><text:soft-page-break/>);</text:p>
      <text:p text:style-name="P18">}</text:p>
      <text:p text:style-name="P33"/>
      <text:p text:style-name="P27">// isto é um componente React</text:p>
      <text:p text:style-name="P18"><text:span text:style-name="T2">function</text:span> <text:span text:style-name="T4">HomePage</text:span>() {</text:p>
      <text:p text:style-name="P27">// JSX</text:p>
      <text:p text:style-name="P18"><text:span text:style-name="T2">return</text:span> (</text:p>
      <text:p text:style-name="P18"><text:span text:style-name="T4">&lt;</text:span><text:span text:style-name="T6">div</text:span><text:span text:style-name="T4">&gt;</text:span></text:p>
      <text:p text:style-name="P18"><text:span text:style-name="T4">&lt;</text:span><text:span text:style-name="T15">GlobalStyle</text:span> <text:span text:style-name="T4">/&gt;</text:span></text:p>
      <text:p text:style-name="P18"><text:span text:style-name="T2">{</text:span><text:span text:style-name="T19">/* se colocar h1, volta a ficar vermelho, pois o estilo é h1 */</text:span><text:span text:style-name="T2">}</text:span></text:p>
      <text:p text:style-name="P18"><text:span text:style-name="T4">&lt;</text:span><text:span text:style-name="T15">Titulo</text:span> <text:span text:style-name="T2">tag</text:span><text:span text:style-name="T22">=</text:span><text:span text:style-name="T13">"h2"</text:span><text:span text:style-name="T4">&gt;</text:span>Olá mundo Next.js!<text:span text:style-name="T4">&lt;/</text:span><text:span text:style-name="T15">Titulo</text:span><text:span text:style-name="T4">&gt;</text:span></text:p>
      <text:p text:style-name="P18"><text:span text:style-name="T4">&lt;</text:span><text:span text:style-name="T6">h2</text:span><text:span text:style-name="T4">&gt;</text:span>Jailson - STAR WARS <text:span text:style-name="T4">&lt;/</text:span><text:span text:style-name="T6">h2</text:span><text:span text:style-name="T4">&gt;</text:span></text:p>
      <text:p text:style-name="P18"><text:span text:style-name="T4">&lt;/</text:span><text:span text:style-name="T6">div</text:span><text:span text:style-name="T4">&gt;</text:span></text:p>
      <text:p text:style-name="P18">)</text:p>
      <text:p text:style-name="P18">}</text:p>
      <text:p text:style-name="P18"><text:span text:style-name="T6">export</text:span> <text:span text:style-name="T2">default</text:span> <text:span text:style-name="T4">HomePage</text:span></text:p>
      <text:p text:style-name="P87"/>
      <text:p text:style-name="P27">// tempo 57:32</text:p>
      <text:p text:style-name="P51">xxxxxxxxxxxxxxxxxxxxxxxxxxxxxxxxxxxxxxxxxxxxxxxxxxxxxxxxxxxxxxxxxxxxxxxxxxxxxxxxxxxxxxxx</text:p>
      <text:p text:style-name="P51"/>
      <text:p text:style-name="P62">index.js</text:p>
      <text:p text:style-name="P61"/>
      <text:p text:style-name="P18"><text:span text:style-name="T2">function</text:span> <text:span text:style-name="T4">GlobalStyle</text:span>() {</text:p>
      <text:p text:style-name="P18"><text:span text:style-name="T2">return</text:span> (</text:p>
      <text:p text:style-name="P18"><text:span text:style-name="T4">&lt;</text:span><text:span text:style-name="T6">style</text:span> <text:span text:style-name="T2">global</text:span> <text:span text:style-name="T2">jsx</text:span><text:span text:style-name="T4">&gt;</text:span><text:span text:style-name="T2">{</text:span><text:span text:style-name="T13">`</text:span></text:p>
      <text:p text:style-name="P78">* {</text:p>
      <text:p text:style-name="P78">background: black;</text:p>
      <text:p text:style-name="P78">}</text:p>
      <text:p text:style-name="P18"><text:span text:style-name="T13">`</text:span><text:span text:style-name="T2">}</text:span><text:span text:style-name="T4">&lt;/</text:span><text:span text:style-name="T6">style</text:span><text:span text:style-name="T4">&gt;</text:span></text:p>
      <text:p text:style-name="P18">);</text:p>
      <text:p text:style-name="P18">}</text:p>
      <text:p text:style-name="P33"/>
      <text:p text:style-name="P18"><text:span text:style-name="T2">function</text:span> <text:span text:style-name="T4">Titulo</text:span>(<text:span text:style-name="T17">props</text:span>) {</text:p>
      <text:p text:style-name="P27">// mostra no console: Olá mundo Next.js</text:p>
      <text:p text:style-name="P18"><text:span text:style-name="T16">console</text:span>.<text:span text:style-name="T4">log</text:span>(<text:span text:style-name="T17">props</text:span>.<text:span text:style-name="T18">children</text:span>);</text:p>
      <text:p text:style-name="P18"><text:span text:style-name="T2">const</text:span> <text:span text:style-name="T16">Tag</text:span> <text:span text:style-name="T22">=</text:span> <text:span text:style-name="T17">props</text:span>.<text:span text:style-name="T18">tag</text:span>;</text:p>
      <text:p text:style-name="P18"><text:span text:style-name="T2">return</text:span> (</text:p>
      <text:p text:style-name="P18"><text:span text:style-name="T4">&lt;&gt;</text:span> <text:span text:style-name="T2">{</text:span><text:span text:style-name="T19">/* tag vazia */</text:span><text:span text:style-name="T2">}</text:span></text:p>
      <text:p text:style-name="P18"><text:span text:style-name="T2">{</text:span><text:span text:style-name="T19">/* pega o Titulo de HomePage ***/</text:span><text:span text:style-name="T2">}</text:span></text:p>
      <text:p text:style-name="P18"><text:span text:style-name="T4">&lt;</text:span><text:span text:style-name="T15">Tag</text:span><text:span text:style-name="T4">&gt;</text:span><text:span text:style-name="T2">{</text:span><text:span text:style-name="T17">props</text:span>.<text:span text:style-name="T18">children</text:span><text:span text:style-name="T2">}</text:span><text:span text:style-name="T4">&lt;/</text:span><text:span text:style-name="T15">Tag</text:span><text:span text:style-name="T4">&gt;</text:span></text:p>
      <text:p text:style-name="P18"><text:span text:style-name="T4">&lt;</text:span><text:span text:style-name="T6">style</text:span> <text:span text:style-name="T2">jsx</text:span><text:span text:style-name="T4">&gt;</text:span><text:span text:style-name="T2">{</text:span><text:span text:style-name="T13">`</text:span></text:p>
      <text:p text:style-name="P18"><text:span text:style-name="T6">${</text:span><text:span text:style-name="T16">Tag</text:span><text:span text:style-name="T6">}</text:span> { <text:span text:style-name="T19">// VAI FUNCIONAR TANTO COM h1 como h2</text:span></text:p>
      <text:p text:style-name="P18"><text:span text:style-name="T6">color</text:span><text:span text:style-name="T14">:</text:span> <text:span text:style-name="T15">red</text:span>;</text:p>
      <text:p text:style-name="P18"><text:span text:style-name="T6">font-size</text:span><text:span text:style-name="T14">:</text:span><text:span text:style-name="T20">24px</text:span>;</text:p>
      <text:p text:style-name="P18"><text:soft-page-break/><text:span text:style-name="T6">font-weight</text:span><text:span text:style-name="T14">:</text:span><text:span text:style-name="T20">600</text:span>;</text:p>
      <text:p text:style-name="P18">}</text:p>
      <text:p text:style-name="P18"><text:span text:style-name="T13">`</text:span><text:span text:style-name="T2">}</text:span><text:span text:style-name="T4">&lt;/</text:span><text:span text:style-name="T6">style</text:span><text:span text:style-name="T4">&gt;</text:span></text:p>
      <text:p text:style-name="P47">&lt;/&gt;</text:p>
      <text:p text:style-name="P18">);</text:p>
      <text:p text:style-name="P18">}</text:p>
      <text:p text:style-name="P33"/>
      <text:p text:style-name="P27">// isto é um componente React</text:p>
      <text:p text:style-name="P18"><text:span text:style-name="T2">function</text:span> <text:span text:style-name="T4">HomePage</text:span>() {</text:p>
      <text:p text:style-name="P27">// JSX</text:p>
      <text:p text:style-name="P18"><text:span text:style-name="T2">return</text:span> (</text:p>
      <text:p text:style-name="P18"><text:span text:style-name="T4">&lt;</text:span><text:span text:style-name="T6">div</text:span><text:span text:style-name="T4">&gt;</text:span></text:p>
      <text:p text:style-name="P18"><text:span text:style-name="T2">{</text:span><text:span text:style-name="T19">/* comentando essa linha, tira globalstyle */</text:span><text:span text:style-name="T2">}</text:span></text:p>
      <text:p text:style-name="P18"><text:span text:style-name="T2">{</text:span><text:span text:style-name="T19">/* &lt;GlobalStyle /&gt; */</text:span> <text:span text:style-name="T2">}</text:span></text:p>
      <text:p text:style-name="P18"><text:span text:style-name="T2">{</text:span><text:span text:style-name="T19">/* se colocar h1, volta a ficar vermelho, pois o estilo é h1 */</text:span><text:span text:style-name="T2">}</text:span></text:p>
      <text:p text:style-name="P18"><text:span text:style-name="T4">&lt;</text:span><text:span text:style-name="T15">Titulo</text:span> <text:span text:style-name="T2">tag</text:span><text:span text:style-name="T22">=</text:span><text:span text:style-name="T13">"h2"</text:span><text:span text:style-name="T4">&gt;</text:span>Olá mundo Next.js!<text:span text:style-name="T4">&lt;/</text:span><text:span text:style-name="T15">Titulo</text:span><text:span text:style-name="T4">&gt;</text:span></text:p>
      <text:p text:style-name="P18"><text:span text:style-name="T4">&lt;</text:span><text:span text:style-name="T6">h2</text:span><text:span text:style-name="T4">&gt;</text:span>Jailson - STAR WARS <text:span text:style-name="T4">&lt;/</text:span><text:span text:style-name="T6">h2</text:span><text:span text:style-name="T4">&gt;</text:span></text:p>
      <text:p text:style-name="P18"><text:span text:style-name="T4">&lt;/</text:span><text:span text:style-name="T6">div</text:span><text:span text:style-name="T4">&gt;</text:span></text:p>
      <text:p text:style-name="P18">)</text:p>
      <text:p text:style-name="P18">}</text:p>
      <text:p text:style-name="P18"><text:span text:style-name="T6">export</text:span> <text:span text:style-name="T2">default</text:span> <text:span text:style-name="T4">HomePage</text:span></text:p>
      <text:p text:style-name="P87"/>
      <text:p text:style-name="P27">// tempo 59:35</text:p>
      <text:p text:style-name="P52">xxxxxxxxxxxxxxxxxxxxxxxxxxxxxxxxxxxxxxxxxxxxxxxxxxxxxxxxxxxxxxxxxxxxxxxxxxxxxxxxxxxx</text:p>
      <text:p text:style-name="P62"/>
      <text:p text:style-name="P62">index.js</text:p>
      <text:p text:style-name="P62"/>
      <text:p text:style-name="P18"><text:span text:style-name="T2">function</text:span> <text:span text:style-name="T4">GlobalStyle</text:span>() {</text:p>
      <text:p text:style-name="P18"><text:span text:style-name="T2">return</text:span> (</text:p>
      <text:p text:style-name="P18"><text:span text:style-name="T4">&lt;</text:span><text:span text:style-name="T6">style</text:span> <text:span text:style-name="T2">global</text:span> <text:span text:style-name="T2">jsx</text:span><text:span text:style-name="T4">&gt;</text:span><text:span text:style-name="T2">{</text:span><text:span text:style-name="T13">`</text:span></text:p>
      <text:p text:style-name="P78">* {</text:p>
      <text:p text:style-name="P78">margin: 0;</text:p>
      <text:p text:style-name="P78">padding: 0;</text:p>
      <text:p text:style-name="P78">box-sizing: border-box;</text:p>
      <text:p text:style-name="P78">}</text:p>
      <text:p text:style-name="P18"><text:span text:style-name="T13">`</text:span><text:span text:style-name="T2">}</text:span><text:span text:style-name="T4">&lt;/</text:span><text:span text:style-name="T6">style</text:span><text:span text:style-name="T4">&gt;</text:span></text:p>
      <text:p text:style-name="P18">);</text:p>
      <text:p text:style-name="P18">}</text:p>
      <text:p text:style-name="P33"/>
      <text:p text:style-name="P18"><text:span text:style-name="T2">function</text:span> <text:span text:style-name="T4">Titulo</text:span>(<text:span text:style-name="T17">props</text:span>) {</text:p>
      <text:p text:style-name="P27">// mostra no console: Olá mundo Next.js</text:p>
      <text:p text:style-name="P18"><text:span text:style-name="T16">console</text:span>.<text:span text:style-name="T4">log</text:span>(<text:span text:style-name="T17">props</text:span>.<text:span text:style-name="T18">children</text:span>);</text:p>
      <text:p text:style-name="P18"><text:span text:style-name="T2">const</text:span> <text:span text:style-name="T16">Tag</text:span> <text:span text:style-name="T22">=</text:span> <text:span text:style-name="T17">props</text:span>.<text:span text:style-name="T18">tag</text:span>;</text:p>
      <text:p text:style-name="P18"><text:span text:style-name="T2">return</text:span> (</text:p>
      <text:p text:style-name="P18"><text:soft-page-break/><text:span text:style-name="T4">&lt;&gt;</text:span> <text:span text:style-name="T2">{</text:span><text:span text:style-name="T19">/* tag vazia */</text:span><text:span text:style-name="T2">}</text:span></text:p>
      <text:p text:style-name="P18"><text:span text:style-name="T2">{</text:span><text:span text:style-name="T19">/* pega o Titulo de HomePage ***/</text:span><text:span text:style-name="T2">}</text:span></text:p>
      <text:p text:style-name="P18"><text:span text:style-name="T4">&lt;</text:span><text:span text:style-name="T15">Tag</text:span><text:span text:style-name="T4">&gt;</text:span><text:span text:style-name="T2">{</text:span><text:span text:style-name="T17">props</text:span>.<text:span text:style-name="T18">children</text:span><text:span text:style-name="T2">}</text:span><text:span text:style-name="T4">&lt;/</text:span><text:span text:style-name="T15">Tag</text:span><text:span text:style-name="T4">&gt;</text:span></text:p>
      <text:p text:style-name="P18"><text:span text:style-name="T4">&lt;</text:span><text:span text:style-name="T6">style</text:span> <text:span text:style-name="T2">jsx</text:span><text:span text:style-name="T4">&gt;</text:span><text:span text:style-name="T2">{</text:span><text:span text:style-name="T13">`</text:span></text:p>
      <text:p text:style-name="P18"><text:span text:style-name="T6">${</text:span><text:span text:style-name="T16">Tag</text:span><text:span text:style-name="T6">}</text:span> { <text:span text:style-name="T19">// VAI FUNCIONAR TANTO COM h1 como h2</text:span></text:p>
      <text:p text:style-name="P18"><text:span text:style-name="T6">color</text:span><text:span text:style-name="T14">:</text:span> <text:span text:style-name="T15">red</text:span>;</text:p>
      <text:p text:style-name="P18"><text:span text:style-name="T6">font-size</text:span><text:span text:style-name="T14">:</text:span><text:span text:style-name="T20">24px</text:span>;</text:p>
      <text:p text:style-name="P18"><text:span text:style-name="T6">font-weight</text:span><text:span text:style-name="T14">:</text:span><text:span text:style-name="T20">600</text:span>;</text:p>
      <text:p text:style-name="P18">}</text:p>
      <text:p text:style-name="P18"><text:span text:style-name="T13">`</text:span><text:span text:style-name="T2">}</text:span><text:span text:style-name="T4">&lt;/</text:span><text:span text:style-name="T6">style</text:span><text:span text:style-name="T4">&gt;</text:span></text:p>
      <text:p text:style-name="P47">&lt;/&gt;</text:p>
      <text:p text:style-name="P18">);</text:p>
      <text:p text:style-name="P18">}</text:p>
      <text:p text:style-name="P33"/>
      <text:p text:style-name="P27">// isto é um componente React</text:p>
      <text:p text:style-name="P18"><text:span text:style-name="T2">function</text:span> <text:span text:style-name="T4">HomePage</text:span>() {</text:p>
      <text:p text:style-name="P27">// JSX</text:p>
      <text:p text:style-name="P18"><text:span text:style-name="T2">return</text:span> (</text:p>
      <text:p text:style-name="P18"><text:span text:style-name="T4">&lt;</text:span><text:span text:style-name="T6">div</text:span><text:span text:style-name="T4">&gt;</text:span></text:p>
      <text:p text:style-name="P18"><text:span text:style-name="T2">{</text:span><text:span text:style-name="T19">/* comentando essa linha, tira globalstyle */</text:span><text:span text:style-name="T2">}</text:span></text:p>
      <text:p text:style-name="P18"><text:span text:style-name="T4">&lt;</text:span><text:span text:style-name="T15">GlobalStyle</text:span> <text:span text:style-name="T4">/&gt;</text:span></text:p>
      <text:p text:style-name="P18"><text:span text:style-name="T2">{</text:span><text:span text:style-name="T19">/* se colocar h1, volta a ficar vermelho, pois o estilo é h1 */</text:span><text:span text:style-name="T2">}</text:span></text:p>
      <text:p text:style-name="P18"><text:span text:style-name="T4">&lt;</text:span><text:span text:style-name="T15">Titulo</text:span> <text:span text:style-name="T2">tag</text:span><text:span text:style-name="T22">=</text:span><text:span text:style-name="T13">"h2"</text:span><text:span text:style-name="T4">&gt;</text:span>Olá mundo Next.js!<text:span text:style-name="T4">&lt;/</text:span><text:span text:style-name="T15">Titulo</text:span><text:span text:style-name="T4">&gt;</text:span></text:p>
      <text:p text:style-name="P18"><text:span text:style-name="T4">&lt;</text:span><text:span text:style-name="T6">h2</text:span><text:span text:style-name="T4">&gt;</text:span>Jailson - STAR WARS <text:span text:style-name="T4">&lt;/</text:span><text:span text:style-name="T6">h2</text:span><text:span text:style-name="T4">&gt;</text:span></text:p>
      <text:p text:style-name="P18"><text:span text:style-name="T4">&lt;/</text:span><text:span text:style-name="T6">div</text:span><text:span text:style-name="T4">&gt;</text:span></text:p>
      <text:p text:style-name="P18">)</text:p>
      <text:p text:style-name="P18">}</text:p>
      <text:p text:style-name="P18"><text:span text:style-name="T6">export</text:span> <text:span text:style-name="T2">default</text:span> <text:span text:style-name="T4">HomePage</text:span></text:p>
      <text:p text:style-name="P87"/>
      <text:p text:style-name="P27">// tempo 1:00:18</text:p>
      <text:p text:style-name="P52">xxxxxxxxxxxxxxxxxxxxxxxxxxxxxxxxxxxxxxxxxxxxxxxxxxxxxxxxxxxxxxxxxxxxxxxxxxxxxxxxxxx</text:p>
      <text:p text:style-name="P52"/>
      <text:p text:style-name="P53">index.js</text:p>
      <text:p text:style-name="P62"/>
      <text:p text:style-name="P18"><text:span text:style-name="T2">function</text:span> <text:span text:style-name="T4">GlobalStyle</text:span>() {</text:p>
      <text:p text:style-name="P18"><text:span text:style-name="T2">return</text:span> (</text:p>
      <text:p text:style-name="P18"><text:span text:style-name="T4">&lt;</text:span><text:span text:style-name="T6">style</text:span> <text:span text:style-name="T2">global</text:span> <text:span text:style-name="T2">jsx</text:span><text:span text:style-name="T4">&gt;</text:span><text:span text:style-name="T2">{</text:span><text:span text:style-name="T13">`</text:span></text:p>
      <text:p text:style-name="P78">* {</text:p>
      <text:p text:style-name="P78">margin: 0;</text:p>
      <text:p text:style-name="P78">padding: 0;</text:p>
      <text:p text:style-name="P78">box-sizing: border-box;</text:p>
      <text:p text:style-name="P78">}</text:p>
      <text:p text:style-name="P33"/>
      <text:p text:style-name="P78">body {</text:p>
      <text:p text:style-name="P78"><text:soft-page-break/>font-family: sans-serif;</text:p>
      <text:p text:style-name="P78">}</text:p>
      <text:p text:style-name="P18"><text:span text:style-name="T13">`</text:span><text:span text:style-name="T2">}</text:span><text:span text:style-name="T4">&lt;/</text:span><text:span text:style-name="T6">style</text:span><text:span text:style-name="T4">&gt;</text:span></text:p>
      <text:p text:style-name="P18">);</text:p>
      <text:p text:style-name="P18">}</text:p>
      <text:p text:style-name="P33"/>
      <text:p text:style-name="P18"><text:span text:style-name="T2">function</text:span> <text:span text:style-name="T4">Titulo</text:span>(<text:span text:style-name="T17">props</text:span>) {</text:p>
      <text:p text:style-name="P27">// mostra no console: Olá mundo Next.js</text:p>
      <text:p text:style-name="P18"><text:span text:style-name="T16">console</text:span>.<text:span text:style-name="T4">log</text:span>(<text:span text:style-name="T17">props</text:span>.<text:span text:style-name="T18">children</text:span>);</text:p>
      <text:p text:style-name="P18"><text:span text:style-name="T2">const</text:span> <text:span text:style-name="T16">Tag</text:span> <text:span text:style-name="T22">=</text:span> <text:span text:style-name="T17">props</text:span>.<text:span text:style-name="T18">tag</text:span>;</text:p>
      <text:p text:style-name="P18"><text:span text:style-name="T2">return</text:span> (</text:p>
      <text:p text:style-name="P18"><text:span text:style-name="T4">&lt;&gt;</text:span> <text:span text:style-name="T2">{</text:span><text:span text:style-name="T19">/* tag vazia */</text:span><text:span text:style-name="T2">}</text:span></text:p>
      <text:p text:style-name="P18"><text:span text:style-name="T2">{</text:span><text:span text:style-name="T19">/* pega o Titulo de HomePage ***/</text:span><text:span text:style-name="T2">}</text:span></text:p>
      <text:p text:style-name="P18"><text:span text:style-name="T4">&lt;</text:span><text:span text:style-name="T15">Tag</text:span><text:span text:style-name="T4">&gt;</text:span><text:span text:style-name="T2">{</text:span><text:span text:style-name="T17">props</text:span>.<text:span text:style-name="T18">children</text:span><text:span text:style-name="T2">}</text:span><text:span text:style-name="T4">&lt;/</text:span><text:span text:style-name="T15">Tag</text:span><text:span text:style-name="T4">&gt;</text:span></text:p>
      <text:p text:style-name="P18"><text:span text:style-name="T4">&lt;</text:span><text:span text:style-name="T6">style</text:span> <text:span text:style-name="T2">jsx</text:span><text:span text:style-name="T4">&gt;</text:span><text:span text:style-name="T2">{</text:span><text:span text:style-name="T13">`</text:span></text:p>
      <text:p text:style-name="P18"><text:span text:style-name="T6">${</text:span><text:span text:style-name="T16">Tag</text:span><text:span text:style-name="T6">}</text:span> { <text:span text:style-name="T19">// VAI FUNCIONAR TANTO COM h1 como h2</text:span></text:p>
      <text:p text:style-name="P18"><text:span text:style-name="T6">color</text:span><text:span text:style-name="T14">:</text:span> <text:span text:style-name="T15">red</text:span>;</text:p>
      <text:p text:style-name="P18"><text:span text:style-name="T6">font-size</text:span><text:span text:style-name="T14">:</text:span><text:span text:style-name="T20">24px</text:span>;</text:p>
      <text:p text:style-name="P18"><text:span text:style-name="T6">font-weight</text:span><text:span text:style-name="T14">:</text:span><text:span text:style-name="T20">600</text:span>;</text:p>
      <text:p text:style-name="P18">}</text:p>
      <text:p text:style-name="P18"><text:span text:style-name="T13">`</text:span><text:span text:style-name="T2">}</text:span><text:span text:style-name="T4">&lt;/</text:span><text:span text:style-name="T6">style</text:span><text:span text:style-name="T4">&gt;</text:span></text:p>
      <text:p text:style-name="P47">&lt;/&gt;</text:p>
      <text:p text:style-name="P18">);</text:p>
      <text:p text:style-name="P18">}</text:p>
      <text:p text:style-name="P33"/>
      <text:p text:style-name="P27">// isto é um componente React</text:p>
      <text:p text:style-name="P18"><text:span text:style-name="T2">function</text:span> <text:span text:style-name="T4">HomePage</text:span>() {</text:p>
      <text:p text:style-name="P27">// JSX</text:p>
      <text:p text:style-name="P18"><text:span text:style-name="T2">return</text:span> (</text:p>
      <text:p text:style-name="P18"><text:span text:style-name="T4">&lt;</text:span><text:span text:style-name="T6">div</text:span><text:span text:style-name="T4">&gt;</text:span></text:p>
      <text:p text:style-name="P18"><text:span text:style-name="T2">{</text:span><text:span text:style-name="T19">/* comentando essa linha, tira globalstyle */</text:span><text:span text:style-name="T2">}</text:span></text:p>
      <text:p text:style-name="P18"><text:span text:style-name="T4">&lt;</text:span><text:span text:style-name="T15">GlobalStyle</text:span> <text:span text:style-name="T4">/&gt;</text:span></text:p>
      <text:p text:style-name="P18"><text:span text:style-name="T2">{</text:span><text:span text:style-name="T19">/* se colocar h1, volta a ficar vermelho, pois o estilo é h1 */</text:span><text:span text:style-name="T2">}</text:span></text:p>
      <text:p text:style-name="P18"><text:span text:style-name="T4">&lt;</text:span><text:span text:style-name="T15">Titulo</text:span> <text:span text:style-name="T2">tag</text:span><text:span text:style-name="T22">=</text:span><text:span text:style-name="T13">"h2"</text:span><text:span text:style-name="T4">&gt;</text:span>Olá mundo Next.js!<text:span text:style-name="T4">&lt;/</text:span><text:span text:style-name="T15">Titulo</text:span><text:span text:style-name="T4">&gt;</text:span></text:p>
      <text:p text:style-name="P18"><text:span text:style-name="T4">&lt;</text:span><text:span text:style-name="T6">h2</text:span><text:span text:style-name="T4">&gt;</text:span>Jailson - STAR WARS <text:span text:style-name="T4">&lt;/</text:span><text:span text:style-name="T6">h2</text:span><text:span text:style-name="T4">&gt;</text:span></text:p>
      <text:p text:style-name="P18"><text:span text:style-name="T4">&lt;/</text:span><text:span text:style-name="T6">div</text:span><text:span text:style-name="T4">&gt;</text:span></text:p>
      <text:p text:style-name="P18">)</text:p>
      <text:p text:style-name="P18">}</text:p>
      <text:p text:style-name="P18"><text:span text:style-name="T6">export</text:span> <text:span text:style-name="T2">default</text:span> <text:span text:style-name="T4">HomePage</text:span></text:p>
      <text:p text:style-name="P87"/>
      <text:p text:style-name="P27">// tempo 1:00:51</text:p>
      <text:p text:style-name="P53">xxxxxxxxxxxxxxxxxxxxxxxxxxxxxxxxxxxxxxxxxxxxxxxxxxxxxxxxxxxxxxxxxxxxxxxxxxxxxxxxxxxxxx</text:p>
      <text:p text:style-name="P53"/>
      <text:p text:style-name="P53"/>
      <text:p text:style-name="P80"><text:soft-page-break/></text:p>
      <text:p text:style-name="P80">tempo 1:0<text:span text:style-name="T24">1</text:span>:<text:span text:style-name="T24">44</text:span> pegar alguns códigos. <text:span text:style-name="T24">Vai ser colado no lugar de GlobalStyle</text:span></text:p>
      <text:p text:style-name="P80"/>
      <text:p text:style-name="P53"><text:a xlink:type="simple" xlink:href="https://github.com/alura-challenges/aluracord-matrix/pull/1/files" text:style-name="Internet_20_link" text:visited-style-name="Visited_20_Internet_20_Link"><text:span text:style-name="T23">https://github.com/alura-challenges/aluracord-matrix/pull/1/files</text:span></text:a></text:p>
      <text:p text:style-name="P80"/>
      <text:p text:style-name="P53"/>
      <text:p text:style-name="P54">xxxxxxxxxxxxxxxxxxxxxxxxxxxxxxxxxxxxxxxxxxxxxxxxxxxxxxxxxxxxxxxxxxxxxxxxxxxxxxxxxxxx</text:p>
      <text:p text:style-name="P54"/>
      <text:p text:style-name="P54"/>
      <text:p text:style-name="P54">index.js</text:p>
      <text:p text:style-name="P81"/>
      <text:p text:style-name="P73"><text:span text:style-name="T2">function</text:span> <text:span text:style-name="T4">GlobalStyle</text:span>() {</text:p>
      <text:p text:style-name="P73"><text:span text:style-name="T2">return</text:span> (</text:p>
      <text:p text:style-name="P73"><text:span text:style-name="T4">&lt;</text:span><text:span text:style-name="T6">style</text:span> <text:span text:style-name="T2">global</text:span> <text:span text:style-name="T2">jsx</text:span><text:span text:style-name="T4">&gt;</text:span><text:span text:style-name="T2">{</text:span><text:span text:style-name="T13">`</text:span></text:p>
      <text:p text:style-name="P79">* {</text:p>
      <text:p text:style-name="P79">margin: 0;</text:p>
      <text:p text:style-name="P79">padding: 0;</text:p>
      <text:p text:style-name="P79">box-sizing: border-box;</text:p>
      <text:p text:style-name="P79">list-style: none;</text:p>
      <text:p text:style-name="P79">}</text:p>
      <text:p text:style-name="P79">body {</text:p>
      <text:p text:style-name="P79">font-family: 'Open Sans', sans-serif;</text:p>
      <text:p text:style-name="P79">}</text:p>
      <text:p text:style-name="P79">/* App fit Height */ </text:p>
      <text:p text:style-name="P79">html, body, #__next {</text:p>
      <text:p text:style-name="P79">min-height: 100vh;</text:p>
      <text:p text:style-name="P79">display: flex;</text:p>
      <text:p text:style-name="P79">flex: 1;</text:p>
      <text:p text:style-name="P79">}</text:p>
      <text:p text:style-name="P79">#__next {</text:p>
      <text:p text:style-name="P79">flex: 1;</text:p>
      <text:p text:style-name="P79">}</text:p>
      <text:p text:style-name="P79">#__next &gt; * {</text:p>
      <text:p text:style-name="P79">flex: 1;</text:p>
      <text:p text:style-name="P79">}</text:p>
      <text:p text:style-name="P79">/* ./App fit Height */ </text:p>
      <text:p text:style-name="P73"><text:span text:style-name="T13">`</text:span><text:span text:style-name="T2">}</text:span><text:span text:style-name="T4">&lt;/</text:span><text:span text:style-name="T6">style</text:span><text:span text:style-name="T4">&gt;</text:span></text:p>
      <text:p text:style-name="P73">);</text:p>
      <text:p text:style-name="P73">}</text:p>
      <text:p text:style-name="P82"/>
      <text:p text:style-name="P73"><text:span text:style-name="T2">function</text:span> <text:span text:style-name="T4">Titulo</text:span>(<text:span text:style-name="T17">props</text:span>) {</text:p>
      <text:p text:style-name="P75">// mostra no console: Olá mundo Next.js</text:p>
      <text:p text:style-name="P73"><text:span text:style-name="T16">console</text:span>.<text:span text:style-name="T4">log</text:span>(<text:span text:style-name="T17">props</text:span>.<text:span text:style-name="T18">children</text:span>);</text:p>
      <text:p text:style-name="P73"><text:span text:style-name="T2">const</text:span> <text:span text:style-name="T16">Tag</text:span> <text:span text:style-name="T22">=</text:span> <text:span text:style-name="T17">props</text:span>.<text:span text:style-name="T18">tag</text:span>;</text:p>
      <text:p text:style-name="P73"><text:span text:style-name="T2">return</text:span> (</text:p>
      <text:p text:style-name="P73"><text:span text:style-name="T4">&lt;&gt;</text:span> <text:span text:style-name="T2">{</text:span><text:span text:style-name="T19">/* tag vazia */</text:span><text:span text:style-name="T2">}</text:span></text:p>
      <text:p text:style-name="P73"><text:soft-page-break/><text:span text:style-name="T2">{</text:span><text:span text:style-name="T19">/* pega o Titulo de HomePage ***/</text:span><text:span text:style-name="T2">}</text:span></text:p>
      <text:p text:style-name="P73"><text:span text:style-name="T4">&lt;</text:span><text:span text:style-name="T15">Tag</text:span><text:span text:style-name="T4">&gt;</text:span><text:span text:style-name="T2">{</text:span><text:span text:style-name="T17">props</text:span>.<text:span text:style-name="T18">children</text:span><text:span text:style-name="T2">}</text:span><text:span text:style-name="T4">&lt;/</text:span><text:span text:style-name="T15">Tag</text:span><text:span text:style-name="T4">&gt;</text:span></text:p>
      <text:p text:style-name="P73"><text:span text:style-name="T4">&lt;</text:span><text:span text:style-name="T6">style</text:span> <text:span text:style-name="T2">jsx</text:span><text:span text:style-name="T4">&gt;</text:span><text:span text:style-name="T2">{</text:span><text:span text:style-name="T13">`</text:span></text:p>
      <text:p text:style-name="P73"><text:span text:style-name="T6">${</text:span><text:span text:style-name="T16">Tag</text:span><text:span text:style-name="T6">}</text:span> { <text:span text:style-name="T19">// VAI FUNCIONAR TANTO COM h1 como h2</text:span></text:p>
      <text:p text:style-name="P73"><text:span text:style-name="T6">color</text:span><text:span text:style-name="T14">:</text:span> <text:span text:style-name="T15">red</text:span>;</text:p>
      <text:p text:style-name="P73"><text:span text:style-name="T6">font-size</text:span><text:span text:style-name="T14">:</text:span><text:span text:style-name="T20">24px</text:span>;</text:p>
      <text:p text:style-name="P73"><text:span text:style-name="T6">font-weight</text:span><text:span text:style-name="T14">:</text:span><text:span text:style-name="T20">600</text:span>;</text:p>
      <text:p text:style-name="P73">}</text:p>
      <text:p text:style-name="P73"><text:span text:style-name="T13">`</text:span><text:span text:style-name="T2">}</text:span><text:span text:style-name="T4">&lt;/</text:span><text:span text:style-name="T6">style</text:span><text:span text:style-name="T4">&gt;</text:span></text:p>
      <text:p text:style-name="P77">&lt;/&gt;</text:p>
      <text:p text:style-name="P73">);</text:p>
      <text:p text:style-name="P73">}</text:p>
      <text:p text:style-name="P82"/>
      <text:p text:style-name="P75">// isto é um componente React</text:p>
      <text:p text:style-name="P73"><text:span text:style-name="T2">function</text:span> <text:span text:style-name="T4">HomePage</text:span>() {</text:p>
      <text:p text:style-name="P75">// JSX</text:p>
      <text:p text:style-name="P73"><text:span text:style-name="T2">return</text:span> (</text:p>
      <text:p text:style-name="P73"><text:span text:style-name="T4">&lt;</text:span><text:span text:style-name="T6">div</text:span><text:span text:style-name="T4">&gt;</text:span></text:p>
      <text:p text:style-name="P73"><text:span text:style-name="T2">{</text:span><text:span text:style-name="T19">/* comentando essa linha, tira globalstyle */</text:span><text:span text:style-name="T2">}</text:span></text:p>
      <text:p text:style-name="P73"><text:span text:style-name="T4">&lt;</text:span><text:span text:style-name="T15">GlobalStyle</text:span> <text:span text:style-name="T4">/&gt;</text:span></text:p>
      <text:p text:style-name="P73"><text:span text:style-name="T2">{</text:span><text:span text:style-name="T19">/* se colocar h1, volta a ficar vermelho, pois o estilo é h1 */</text:span><text:span text:style-name="T2">}</text:span></text:p>
      <text:p text:style-name="P73"><text:span text:style-name="T4">&lt;</text:span><text:span text:style-name="T15">Titulo</text:span> <text:span text:style-name="T2">tag</text:span><text:span text:style-name="T22">=</text:span><text:span text:style-name="T13">"h2"</text:span><text:span text:style-name="T4">&gt;</text:span>Olá mundo Next.js!<text:span text:style-name="T4">&lt;/</text:span><text:span text:style-name="T15">Titulo</text:span><text:span text:style-name="T4">&gt;</text:span></text:p>
      <text:p text:style-name="P73"><text:span text:style-name="T4">&lt;</text:span><text:span text:style-name="T6">h2</text:span><text:span text:style-name="T4">&gt;</text:span>Jailson - STAR WARS <text:span text:style-name="T4">&lt;/</text:span><text:span text:style-name="T6">h2</text:span><text:span text:style-name="T4">&gt;</text:span></text:p>
      <text:p text:style-name="P73"><text:span text:style-name="T4">&lt;/</text:span><text:span text:style-name="T6">div</text:span><text:span text:style-name="T4">&gt;</text:span></text:p>
      <text:p text:style-name="P73">)</text:p>
      <text:p text:style-name="P73">}</text:p>
      <text:p text:style-name="P73"><text:span text:style-name="T6">export</text:span> <text:span text:style-name="T2">default</text:span> <text:span text:style-name="T4">HomePage</text:span></text:p>
      <text:p text:style-name="P88"/>
      <text:p text:style-name="P75">// tempo 1:04:14</text:p>
      <text:p text:style-name="P54">xxxxxxxxxxxxxxxxxxxxxxxxxxxxxxxxxxxxxxxxxxxxxxxxxxxxxxxxxxxxxxxxxxxxxxxxxxxxxxxxxxxx</text:p>
      <text:p text:style-name="P54"/>
      <text:p text:style-name="P55">pegar as cores dos estilos</text:p>
      <text:p text:style-name="P55"/>
      <text:p text:style-name="P55">tempo 1:06:19</text:p>
      <text:p text:style-name="P54"/>
      <text:p text:style-name="P54"><text:a xlink:type="simple" xlink:href="https://github.com/alura-challenges/aluracord-matrix/commit/2df609e530710eb2064816ce24d0ca231227a69b" text:style-name="Internet_20_link" text:visited-style-name="Visited_20_Internet_20_Link">https://github.com/alura-challenges/aluracord-matrix/commit/2df609e530710eb2064816ce24d0ca231227a69b</text:a></text:p>
      <text:p text:style-name="P54"/>
      <text:p text:style-name="P55">xxxxxxxxxxxxxxxxxxxxxxxxxxxxxxxxxxxxxxxxxxxxxxxxxxxxxxxxxxxxxxxxxxxxxxxxxxxxxxxxxxxxxxxx</text:p>
      <text:p text:style-name="P55"/>
      <text:p text:style-name="P56">config.json</text:p>
      <text:p text:style-name="P55"/>
      <text:p text:style-name="P63"/>
      <text:p text:style-name="P70">{</text:p>
      <text:p text:style-name="P18"><text:span text:style-name="T6">"name"</text:span>: <text:span text:style-name="T13">"Aluracord - Matrix (peas)"</text:span>,</text:p>
      <text:p text:style-name="P18"><text:span text:style-name="T6">"stickers"</text:span>: [</text:p>
      <text:p text:style-name="P18"><text:span text:style-name="T13">"http://2.bp.blogspot.com/-d21tffsTIQo/U_H9QjC69gI/AAAAAAAAKqM/wnvOyUr6a_I/s1600/Pikachu%2B2.gif"</text:span>,</text:p>
      <text:p text:style-name="P18"><text:soft-page-break/><text:span text:style-name="T13">"https://media1.giphy.com/media/BdghqxNFV4efm/200.gif"</text:span>,</text:p>
      <text:p text:style-name="P18"><text:span text:style-name="T13">"https://c.tenor.com/TKpmh4WFEsAAAAAC/alura-gaveta-filmes.gif"</text:span>,</text:p>
      <text:p text:style-name="P18"><text:span text:style-name="T13">"https://i.pinimg.com/originals/0b/1c/23/0b1c2307c83e1ebdeed72e41b9a058ad.gif"</text:span>,</text:p>
      <text:p text:style-name="P18"><text:span text:style-name="T13">"https://c.tenor.com/VylWt5lyjBoAAAAC/omg-yes.gif"</text:span>,</text:p>
      <text:p text:style-name="P78">"https://i.pinimg.com/originals/96/34/c5/9634c520c9a3cd4e7f23190bb2c96500.gif"</text:p>
      <text:p text:style-name="P18">],</text:p>
      <text:p text:style-name="P18"><text:span text:style-name="T6">"theme"</text:span>: {</text:p>
      <text:p text:style-name="P18"><text:span text:style-name="T6">"colors"</text:span>: {</text:p>
      <text:p text:style-name="P18"><text:span text:style-name="T6">"primary"</text:span>: {</text:p>
      <text:p text:style-name="P18"><text:span text:style-name="T6">"050"</text:span>: <text:span text:style-name="T13">"#E3F9E5"</text:span>,</text:p>
      <text:p text:style-name="P18"><text:span text:style-name="T6">"100"</text:span>: <text:span text:style-name="T13">"#C1EAC5"</text:span>,</text:p>
      <text:p text:style-name="P18"><text:span text:style-name="T6">"200"</text:span>: <text:span text:style-name="T13">"#A3D9A5"</text:span>,</text:p>
      <text:p text:style-name="P18"><text:span text:style-name="T6">"300"</text:span>: <text:span text:style-name="T13">"#7BC47F"</text:span>,</text:p>
      <text:p text:style-name="P18"><text:span text:style-name="T6">"400"</text:span>: <text:span text:style-name="T13">"#57AE5B"</text:span>,</text:p>
      <text:p text:style-name="P18"><text:span text:style-name="T6">"500"</text:span>: <text:span text:style-name="T13">"#3F9142"</text:span>,</text:p>
      <text:p text:style-name="P18"><text:span text:style-name="T6">"600"</text:span>: <text:span text:style-name="T13">"#2F8132"</text:span>,</text:p>
      <text:p text:style-name="P18"><text:span text:style-name="T6">"700"</text:span>: <text:span text:style-name="T13">"#207227"</text:span>,</text:p>
      <text:p text:style-name="P18"><text:span text:style-name="T6">"800"</text:span>: <text:span text:style-name="T13">"#0E5814"</text:span>,</text:p>
      <text:p text:style-name="P18"><text:span text:style-name="T6">"900"</text:span>: <text:span text:style-name="T13">"#05400A"</text:span></text:p>
      <text:p text:style-name="P18">},</text:p>
      <text:p text:style-name="P18"><text:span text:style-name="T6">"neutrals"</text:span>: {</text:p>
      <text:p text:style-name="P18"><text:span text:style-name="T6">"000"</text:span>: <text:span text:style-name="T13">"#FFFFFF"</text:span>,</text:p>
      <text:p text:style-name="P18"><text:span text:style-name="T6">"050"</text:span>: <text:span text:style-name="T13">"#F5F7FA"</text:span>,</text:p>
      <text:p text:style-name="P18"><text:span text:style-name="T6">"100"</text:span>: <text:span text:style-name="T13">"#E4E7EB"</text:span>,</text:p>
      <text:p text:style-name="P18"><text:span text:style-name="T6">"200"</text:span>: <text:span text:style-name="T13">"#CBD2D9"</text:span>,</text:p>
      <text:p text:style-name="P18"><text:span text:style-name="T6">"300"</text:span>: <text:span text:style-name="T13">"#9AA5B1"</text:span>,</text:p>
      <text:p text:style-name="P18"><text:span text:style-name="T6">"400"</text:span>: <text:span text:style-name="T13">"#52667A"</text:span>,</text:p>
      <text:p text:style-name="P18"><text:span text:style-name="T6">"500"</text:span>: <text:span text:style-name="T13">"#313D49"</text:span>,</text:p>
      <text:p text:style-name="P18"><text:span text:style-name="T6">"600"</text:span>: <text:span text:style-name="T13">"#29333D"</text:span>,</text:p>
      <text:p text:style-name="P18"><text:span text:style-name="T6">"700"</text:span>: <text:span text:style-name="T13">"#212931"</text:span>,</text:p>
      <text:p text:style-name="P18"><text:span text:style-name="T6">"800"</text:span>: <text:span text:style-name="T13">"#181F25"</text:span>,</text:p>
      <text:p text:style-name="P18"><text:span text:style-name="T6">"900"</text:span>: <text:span text:style-name="T13">"#101418"</text:span>,</text:p>
      <text:p text:style-name="P18"><text:span text:style-name="T6">"999"</text:span>: <text:span text:style-name="T13">"#080A0C"</text:span></text:p>
      <text:p text:style-name="P18">}</text:p>
      <text:p text:style-name="P18">}</text:p>
      <text:p text:style-name="P18">}</text:p>
      <text:p text:style-name="P18">}</text:p>
      <text:p text:style-name="P33"/>
      <text:p text:style-name="P72"><text:span text:style-name="T25">// tempo </text:span><text:span text:style-name="T21">1</text:span><text:span text:style-name="T25">:</text:span><text:span text:style-name="T21">06</text:span><text:span text:style-name="T25">:</text:span><text:span text:style-name="T21">27</text:span></text:p>
      <text:p text:style-name="P67"><text:span text:style-name="T20"/></text:p>
      <text:p text:style-name="P83">xxxxxxxxxxxxxxxxxxxxxxxxxxxxxxxxxxxxxxxxxxxxxxxxxxxxxxxxxxxxxxxxxxxxxxxxxxxxxx</text:p>
      <text:p text:style-name="P83"/>
      <text:p text:style-name="P83">index.js</text:p>
      <text:p text:style-name="P83"/>
      <text:p text:style-name="P64"/>
      <text:p text:style-name="P71"><text:soft-page-break/><text:span text:style-name="T6">import</text:span> <text:span text:style-name="T16">appConfig</text:span> <text:span text:style-name="T2">from</text:span> <text:span text:style-name="T13">'../config.json'</text:span>;</text:p>
      <text:p text:style-name="P33"/>
      <text:p text:style-name="P18"><text:span text:style-name="T2">function</text:span> <text:span text:style-name="T4">GlobalStyle</text:span>() {</text:p>
      <text:p text:style-name="P18"><text:span text:style-name="T2">return</text:span> (</text:p>
      <text:p text:style-name="P18"><text:span text:style-name="T4">&lt;</text:span><text:span text:style-name="T6">style</text:span> <text:span text:style-name="T2">global</text:span> <text:span text:style-name="T2">jsx</text:span><text:span text:style-name="T4">&gt;</text:span><text:span text:style-name="T2">{</text:span><text:span text:style-name="T13">`</text:span></text:p>
      <text:p text:style-name="P78">* {</text:p>
      <text:p text:style-name="P78">margin: 0;</text:p>
      <text:p text:style-name="P78">padding: 0;</text:p>
      <text:p text:style-name="P78">box-sizing: border-box;</text:p>
      <text:p text:style-name="P78">list-style: none;</text:p>
      <text:p text:style-name="P78">}</text:p>
      <text:p text:style-name="P78">body {</text:p>
      <text:p text:style-name="P78">font-family: 'Open Sans', sans-serif;</text:p>
      <text:p text:style-name="P78">}</text:p>
      <text:p text:style-name="P78">/* App fit Height */ </text:p>
      <text:p text:style-name="P78">html, body, #__next {</text:p>
      <text:p text:style-name="P78">min-height: 100vh;</text:p>
      <text:p text:style-name="P78">display: flex;</text:p>
      <text:p text:style-name="P78">flex: 1;</text:p>
      <text:p text:style-name="P78">}</text:p>
      <text:p text:style-name="P78">#__next {</text:p>
      <text:p text:style-name="P78">flex: 1;</text:p>
      <text:p text:style-name="P78">}</text:p>
      <text:p text:style-name="P78">#__next &gt; * {</text:p>
      <text:p text:style-name="P78">flex: 1;</text:p>
      <text:p text:style-name="P78">}</text:p>
      <text:p text:style-name="P78">/* ./App fit Height */ </text:p>
      <text:p text:style-name="P18"><text:span text:style-name="T13">`</text:span><text:span text:style-name="T2">}</text:span><text:span text:style-name="T4">&lt;/</text:span><text:span text:style-name="T6">style</text:span><text:span text:style-name="T4">&gt;</text:span></text:p>
      <text:p text:style-name="P18">);</text:p>
      <text:p text:style-name="P18">}</text:p>
      <text:p text:style-name="P33"/>
      <text:p text:style-name="P18"><text:span text:style-name="T2">function</text:span> <text:span text:style-name="T4">Titulo</text:span>(<text:span text:style-name="T17">props</text:span>) {</text:p>
      <text:p text:style-name="P27">// mostra no console: Olá mundo Next.js</text:p>
      <text:p text:style-name="P18"><text:span text:style-name="T16">console</text:span>.<text:span text:style-name="T4">log</text:span>(<text:span text:style-name="T17">props</text:span>.<text:span text:style-name="T18">children</text:span>);</text:p>
      <text:p text:style-name="P18"><text:span text:style-name="T2">const</text:span> <text:span text:style-name="T16">Tag</text:span> <text:span text:style-name="T22">=</text:span> <text:span text:style-name="T17">props</text:span>.<text:span text:style-name="T18">tag</text:span>;</text:p>
      <text:p text:style-name="P18"><text:span text:style-name="T2">return</text:span> (</text:p>
      <text:p text:style-name="P18"><text:span text:style-name="T4">&lt;&gt;</text:span> <text:span text:style-name="T2">{</text:span><text:span text:style-name="T19">/* tag vazia */</text:span><text:span text:style-name="T2">}</text:span></text:p>
      <text:p text:style-name="P18"><text:span text:style-name="T2">{</text:span><text:span text:style-name="T19">/* pega o Titulo de HomePage ***/</text:span><text:span text:style-name="T2">}</text:span></text:p>
      <text:p text:style-name="P18"><text:span text:style-name="T4">&lt;</text:span><text:span text:style-name="T15">Tag</text:span><text:span text:style-name="T4">&gt;</text:span><text:span text:style-name="T2">{</text:span><text:span text:style-name="T17">props</text:span>.<text:span text:style-name="T18">children</text:span><text:span text:style-name="T2">}</text:span><text:span text:style-name="T4">&lt;/</text:span><text:span text:style-name="T15">Tag</text:span><text:span text:style-name="T4">&gt;</text:span></text:p>
      <text:p text:style-name="P18"><text:span text:style-name="T4">&lt;</text:span><text:span text:style-name="T6">style</text:span> <text:span text:style-name="T2">jsx</text:span><text:span text:style-name="T4">&gt;</text:span><text:span text:style-name="T2">{</text:span><text:span text:style-name="T13">`</text:span></text:p>
      <text:p text:style-name="P18"><text:span text:style-name="T6">${</text:span><text:span text:style-name="T16">Tag</text:span><text:span text:style-name="T6">}</text:span> { <text:span text:style-name="T19">// VAI FUNCIONAR TANTO COM h1 como h2</text:span></text:p>
      <text:p text:style-name="P18"><text:span text:style-name="T6">color</text:span><text:span text:style-name="T14">:</text:span> <text:span text:style-name="T15">red</text:span>;</text:p>
      <text:p text:style-name="P18"><text:span text:style-name="T6">font-size</text:span><text:span text:style-name="T14">:</text:span><text:span text:style-name="T20">24px</text:span>;</text:p>
      <text:p text:style-name="P18"><text:span text:style-name="T6">font-weight</text:span><text:span text:style-name="T14">:</text:span><text:span text:style-name="T20">600</text:span>;</text:p>
      <text:p text:style-name="P18"><text:soft-page-break/>}</text:p>
      <text:p text:style-name="P18"><text:span text:style-name="T13">`</text:span><text:span text:style-name="T2">}</text:span><text:span text:style-name="T4">&lt;/</text:span><text:span text:style-name="T6">style</text:span><text:span text:style-name="T4">&gt;</text:span></text:p>
      <text:p text:style-name="P47">&lt;/&gt;</text:p>
      <text:p text:style-name="P18">);</text:p>
      <text:p text:style-name="P18">}</text:p>
      <text:p text:style-name="P33"/>
      <text:p text:style-name="P27">// isto é um componente React</text:p>
      <text:p text:style-name="P18"><text:span text:style-name="T2">function</text:span> <text:span text:style-name="T4">HomePage</text:span>() {</text:p>
      <text:p text:style-name="P27">// JSX</text:p>
      <text:p text:style-name="P18"><text:span text:style-name="T2">return</text:span> (</text:p>
      <text:p text:style-name="P18"><text:span text:style-name="T4">&lt;</text:span><text:span text:style-name="T6">div</text:span><text:span text:style-name="T4">&gt;</text:span></text:p>
      <text:p text:style-name="P18"><text:span text:style-name="T2">{</text:span><text:span text:style-name="T19">/* comentando essa linha, tira globalstyle */</text:span><text:span text:style-name="T2">}</text:span></text:p>
      <text:p text:style-name="P18"><text:span text:style-name="T4">&lt;</text:span><text:span text:style-name="T15">GlobalStyle</text:span> <text:span text:style-name="T4">/&gt;</text:span></text:p>
      <text:p text:style-name="P18"><text:span text:style-name="T2">{</text:span><text:span text:style-name="T19">/* se colocar h1, volta a ficar vermelho, pois o estilo é h1 */</text:span><text:span text:style-name="T2">}</text:span></text:p>
      <text:p text:style-name="P18"><text:span text:style-name="T4">&lt;</text:span><text:span text:style-name="T15">Titulo</text:span> <text:span text:style-name="T2">tag</text:span><text:span text:style-name="T22">=</text:span><text:span text:style-name="T13">"h2"</text:span><text:span text:style-name="T4">&gt;</text:span>Boas vindas de volta!<text:span text:style-name="T4">&lt;/</text:span><text:span text:style-name="T15">Titulo</text:span><text:span text:style-name="T4">&gt;</text:span></text:p>
      <text:p text:style-name="P18"><text:span text:style-name="T4">&lt;</text:span><text:span text:style-name="T6">h2</text:span><text:span text:style-name="T4">&gt;</text:span>Discord - Jailson STAR WARS <text:span text:style-name="T4">&lt;/</text:span><text:span text:style-name="T6">h2</text:span><text:span text:style-name="T4">&gt;</text:span></text:p>
      <text:p text:style-name="P18"><text:span text:style-name="T4">&lt;/</text:span><text:span text:style-name="T6">div</text:span><text:span text:style-name="T4">&gt;</text:span></text:p>
      <text:p text:style-name="P18">)</text:p>
      <text:p text:style-name="P18">}</text:p>
      <text:p text:style-name="P18"><text:span text:style-name="T6">export</text:span> <text:span text:style-name="T2">default</text:span> <text:span text:style-name="T4">HomePage</text:span></text:p>
      <text:p text:style-name="P87"/>
      <text:p text:style-name="P27">// tempo 1:07:16</text:p>
      <text:p text:style-name="P83">xxxxxxxxxxxxxxxxxxxxxxxxxxxxxxxxxxxxxxxxxxxxxxxxxxxxxxxxxxxxxxxxxxxxxxxxxx</text:p>
      <text:p text:style-name="P83"/>
      <text:p text:style-name="P84">index.js</text:p>
      <text:p text:style-name="P64"/>
      <text:p text:style-name="P71"><text:span text:style-name="T6">import</text:span> <text:span text:style-name="T16">appConfig</text:span> <text:span text:style-name="T2">from</text:span> <text:span text:style-name="T13">'../config.json'</text:span>;</text:p>
      <text:p text:style-name="P33"/>
      <text:p text:style-name="P18"><text:span text:style-name="T2">function</text:span> <text:span text:style-name="T4">GlobalStyle</text:span>() {</text:p>
      <text:p text:style-name="P18"><text:span text:style-name="T2">return</text:span> (</text:p>
      <text:p text:style-name="P18"><text:span text:style-name="T4">&lt;</text:span><text:span text:style-name="T6">style</text:span> <text:span text:style-name="T2">global</text:span> <text:span text:style-name="T2">jsx</text:span><text:span text:style-name="T4">&gt;</text:span><text:span text:style-name="T2">{</text:span><text:span text:style-name="T13">`</text:span></text:p>
      <text:p text:style-name="P78">* {</text:p>
      <text:p text:style-name="P78">margin: 0;</text:p>
      <text:p text:style-name="P78">padding: 0;</text:p>
      <text:p text:style-name="P78">box-sizing: border-box;</text:p>
      <text:p text:style-name="P78">list-style: none;</text:p>
      <text:p text:style-name="P78">}</text:p>
      <text:p text:style-name="P78">body {</text:p>
      <text:p text:style-name="P78">font-family: 'Open Sans', sans-serif;</text:p>
      <text:p text:style-name="P78">}</text:p>
      <text:p text:style-name="P78">/* App fit Height */ </text:p>
      <text:p text:style-name="P78">html, body, #__next {</text:p>
      <text:p text:style-name="P78">min-height: 100vh;</text:p>
      <text:p text:style-name="P78">display: flex;</text:p>
      <text:p text:style-name="P78"><text:soft-page-break/>flex: 1;</text:p>
      <text:p text:style-name="P78">}</text:p>
      <text:p text:style-name="P78">#__next {</text:p>
      <text:p text:style-name="P78">flex: 1;</text:p>
      <text:p text:style-name="P78">}</text:p>
      <text:p text:style-name="P78">#__next &gt; * {</text:p>
      <text:p text:style-name="P78">flex: 1;</text:p>
      <text:p text:style-name="P78">}</text:p>
      <text:p text:style-name="P78">/* ./App fit Height */ </text:p>
      <text:p text:style-name="P18"><text:span text:style-name="T13">`</text:span><text:span text:style-name="T2">}</text:span><text:span text:style-name="T4">&lt;/</text:span><text:span text:style-name="T6">style</text:span><text:span text:style-name="T4">&gt;</text:span></text:p>
      <text:p text:style-name="P18">);</text:p>
      <text:p text:style-name="P18">}</text:p>
      <text:p text:style-name="P33"/>
      <text:p text:style-name="P18"><text:span text:style-name="T2">function</text:span> <text:span text:style-name="T4">Titulo</text:span>(<text:span text:style-name="T17">props</text:span>) {</text:p>
      <text:p text:style-name="P27">// mostra no console: Olá mundo Next.js</text:p>
      <text:p text:style-name="P18"><text:span text:style-name="T16">console</text:span>.<text:span text:style-name="T4">log</text:span>(<text:span text:style-name="T17">props</text:span>.<text:span text:style-name="T18">children</text:span>);</text:p>
      <text:p text:style-name="P18"><text:span text:style-name="T2">const</text:span> <text:span text:style-name="T16">Tag</text:span> <text:span text:style-name="T22">=</text:span> <text:span text:style-name="T17">props</text:span>.<text:span text:style-name="T18">tag</text:span>;</text:p>
      <text:p text:style-name="P18"><text:span text:style-name="T2">return</text:span> (</text:p>
      <text:p text:style-name="P18"><text:span text:style-name="T4">&lt;&gt;</text:span> <text:span text:style-name="T2">{</text:span><text:span text:style-name="T19">/* tag vazia */</text:span><text:span text:style-name="T2">}</text:span></text:p>
      <text:p text:style-name="P18"><text:span text:style-name="T2">{</text:span><text:span text:style-name="T19">/* pega o Titulo de HomePage ***/</text:span><text:span text:style-name="T2">}</text:span></text:p>
      <text:p text:style-name="P18"><text:span text:style-name="T4">&lt;</text:span><text:span text:style-name="T15">Tag</text:span><text:span text:style-name="T4">&gt;</text:span><text:span text:style-name="T2">{</text:span><text:span text:style-name="T17">props</text:span>.<text:span text:style-name="T18">children</text:span><text:span text:style-name="T2">}</text:span><text:span text:style-name="T4">&lt;/</text:span><text:span text:style-name="T15">Tag</text:span><text:span text:style-name="T4">&gt;</text:span></text:p>
      <text:p text:style-name="P18"><text:span text:style-name="T4">&lt;</text:span><text:span text:style-name="T6">style</text:span> <text:span text:style-name="T2">jsx</text:span><text:span text:style-name="T4">&gt;</text:span><text:span text:style-name="T2">{</text:span><text:span text:style-name="T13">`</text:span></text:p>
      <text:p text:style-name="P18"><text:span text:style-name="T6">${</text:span><text:span text:style-name="T16">Tag</text:span><text:span text:style-name="T6">}</text:span> { <text:span text:style-name="T19">// VAI FUNCIONAR TANTO COM h1 como h2</text:span></text:p>
      <text:p text:style-name="P18"><text:span text:style-name="T6">color</text:span><text:span text:style-name="T14">:</text:span> <text:span text:style-name="T6">${</text:span><text:span text:style-name="T16">appConfig.</text:span><text:span text:style-name="T18">theme</text:span><text:span text:style-name="T16">.</text:span><text:span text:style-name="T18">colors</text:span><text:span text:style-name="T16">.</text:span><text:span text:style-name="T18">neutrals</text:span><text:span text:style-name="T16">[</text:span><text:span text:style-name="T13">'000'</text:span><text:span text:style-name="T16">]</text:span><text:span text:style-name="T6">}</text:span>;</text:p>
      <text:p text:style-name="P18"><text:span text:style-name="T6">font-size</text:span><text:span text:style-name="T14">:</text:span><text:span text:style-name="T20">24px</text:span>;</text:p>
      <text:p text:style-name="P18"><text:span text:style-name="T6">font-weight</text:span><text:span text:style-name="T14">:</text:span><text:span text:style-name="T20">600</text:span>;</text:p>
      <text:p text:style-name="P18">}</text:p>
      <text:p text:style-name="P18"><text:span text:style-name="T13">`</text:span><text:span text:style-name="T2">}</text:span><text:span text:style-name="T4">&lt;/</text:span><text:span text:style-name="T6">style</text:span><text:span text:style-name="T4">&gt;</text:span></text:p>
      <text:p text:style-name="P47">&lt;/&gt;</text:p>
      <text:p text:style-name="P18">);</text:p>
      <text:p text:style-name="P18">}</text:p>
      <text:p text:style-name="P33"/>
      <text:p text:style-name="P27">// isto é um componente React</text:p>
      <text:p text:style-name="P18"><text:span text:style-name="T2">function</text:span> <text:span text:style-name="T4">HomePage</text:span>() {</text:p>
      <text:p text:style-name="P27">// JSX</text:p>
      <text:p text:style-name="P18"><text:span text:style-name="T2">return</text:span> (</text:p>
      <text:p text:style-name="P18"><text:span text:style-name="T4">&lt;</text:span><text:span text:style-name="T6">div</text:span><text:span text:style-name="T4">&gt;</text:span></text:p>
      <text:p text:style-name="P18"><text:span text:style-name="T2">{</text:span><text:span text:style-name="T19">/* comentando essa linha, tira globalstyle */</text:span><text:span text:style-name="T2">}</text:span></text:p>
      <text:p text:style-name="P18"><text:span text:style-name="T4">&lt;</text:span><text:span text:style-name="T15">GlobalStyle</text:span> <text:span text:style-name="T4">/&gt;</text:span></text:p>
      <text:p text:style-name="P18"><text:span text:style-name="T2">{</text:span><text:span text:style-name="T19">/* se colocar h1, volta a ficar vermelho, pois o estilo é h1 */</text:span><text:span text:style-name="T2">}</text:span></text:p>
      <text:p text:style-name="P18"><text:span text:style-name="T4">&lt;</text:span><text:span text:style-name="T15">Titulo</text:span> <text:span text:style-name="T2">tag</text:span><text:span text:style-name="T22">=</text:span><text:span text:style-name="T13">"h2"</text:span><text:span text:style-name="T4">&gt;</text:span>Boas vindas de volta!<text:span text:style-name="T4">&lt;/</text:span><text:span text:style-name="T15">Titulo</text:span><text:span text:style-name="T4">&gt;</text:span></text:p>
      <text:p text:style-name="P18"><text:span text:style-name="T4">&lt;</text:span><text:span text:style-name="T6">h2</text:span><text:span text:style-name="T4">&gt;</text:span>Discord - Jailson STAR WARS <text:span text:style-name="T4">&lt;/</text:span><text:span text:style-name="T6">h2</text:span><text:span text:style-name="T4">&gt;</text:span></text:p>
      <text:p text:style-name="P18"><text:span text:style-name="T4">&lt;/</text:span><text:span text:style-name="T6">div</text:span><text:span text:style-name="T4">&gt;</text:span></text:p>
      <text:p text:style-name="P18">)</text:p>
      <text:p text:style-name="P18"><text:soft-page-break/>}</text:p>
      <text:p text:style-name="P18"><text:span text:style-name="T6">export</text:span> <text:span text:style-name="T2">default</text:span> <text:span text:style-name="T4">HomePage</text:span></text:p>
      <text:p text:style-name="P87"/>
      <text:p text:style-name="P27">// tempo 1:07:55</text:p>
      <text:p text:style-name="P84">xxxxxxxxxxxxxxxxxxxxxxxxxxxxxxxxxxxxxxxxxxxxxxxxxxxxxxxxxxxxxxxxxxxxxxxxxxxxxx</text:p>
      <text:p text:style-name="P84"/>
      <text:p text:style-name="P85">tempo 1:10:49</text:p>
      <text:p text:style-name="P84"/>
      <text:p text:style-name="P85">documentação do skynexui</text:p>
      <text:p text:style-name="P84"/>
      <text:p text:style-name="P83"><text:a xlink:type="simple" xlink:href="https://storybook.skynexui.dev/?path=/story/components-box--box-component" text:style-name="Internet_20_link" text:visited-style-name="Visited_20_Internet_20_Link">https://storybook.skynexui.dev/?path=/story/components-box--box-component</text:a></text:p>
      <text:p text:style-name="P83"/>
      <text:p text:style-name="P85">xxxxxxxxxxxxxxxxxxxxxxxxxxxxxxxxxxxxxxxxxxxxxxxxxxxxxxxxxxxxxxxxxxxxxxxxxxxxxx</text:p>
      <text:p text:style-name="P85"/>
      <text:p text:style-name="P85">tempo 1:12:44</text:p>
      <text:p text:style-name="P85">para instalar os componentes</text:p>
      <text:p text:style-name="P85">parar o projeto para instalar os componentes</text:p>
      <text:p text:style-name="P85"/>
      <text:p text:style-name="P85">~/Área de Trabalho/alura/imersao_react$ npm install @skynexui/components</text:p>
      <text:p text:style-name="P85"/>
      <text:p text:style-name="P85">xxxxxxxxxxxxxxxxxxxxxxxxxxxxxxxxxxxxxxxxxxxxxxxxxxxxxxxxxxxxxxxxxxxxxxxxxxxxxxx</text:p>
      <text:p text:style-name="P65"><text:span text:style-name="T26">rodar <text:s/>o projeto nvamente</text:span> </text:p>
      <text:p text:style-name="P65"/>
      <text:p text:style-name="P66">index.js</text:p>
      <text:p text:style-name="P65"/>
      <text:p text:style-name="P70"><text:span text:style-name="T6">import</text:span> { <text:span text:style-name="T16">Box</text:span>, <text:span text:style-name="T16">Button</text:span>, <text:span text:style-name="T16">Text</text:span>, <text:span text:style-name="T16">TextField</text:span>, <text:span text:style-name="T16">Image</text:span>} <text:span text:style-name="T2">from</text:span> <text:span text:style-name="T13">'@skynexui/components'</text:span>;</text:p>
      <text:p text:style-name="P18"><text:span text:style-name="T6">import</text:span> <text:span text:style-name="T16">appConfig</text:span> <text:span text:style-name="T2">from</text:span> <text:span text:style-name="T13">'../config.json'</text:span>;</text:p>
      <text:p text:style-name="P33"/>
      <text:p text:style-name="P18"><text:span text:style-name="T2">function</text:span> <text:span text:style-name="T4">GlobalStyle</text:span>() {</text:p>
      <text:p text:style-name="P18"><text:span text:style-name="T2">return</text:span> (</text:p>
      <text:p text:style-name="P18"><text:span text:style-name="T4">&lt;</text:span><text:span text:style-name="T6">style</text:span> <text:span text:style-name="T2">global</text:span> <text:span text:style-name="T2">jsx</text:span><text:span text:style-name="T4">&gt;</text:span><text:span text:style-name="T2">{</text:span><text:span text:style-name="T13">`</text:span></text:p>
      <text:p text:style-name="P78">* {</text:p>
      <text:p text:style-name="P78">margin: 0;</text:p>
      <text:p text:style-name="P78">padding: 0;</text:p>
      <text:p text:style-name="P78">box-sizing: border-box;</text:p>
      <text:p text:style-name="P78">list-style: none;</text:p>
      <text:p text:style-name="P78">}</text:p>
      <text:p text:style-name="P78">body {</text:p>
      <text:p text:style-name="P78">font-family: 'Open Sans', sans-serif;</text:p>
      <text:p text:style-name="P78">}</text:p>
      <text:p text:style-name="P78">/* App fit Height */ </text:p>
      <text:p text:style-name="P78">html, body, #__next {</text:p>
      <text:p text:style-name="P78">min-height: 100vh;</text:p>
      <text:p text:style-name="P78">display: flex;</text:p>
      <text:p text:style-name="P78">flex: 1;</text:p>
      <text:p text:style-name="P78">}</text:p>
      <text:p text:style-name="P78">#__next {</text:p>
      <text:p text:style-name="P78"><text:soft-page-break/>flex: 1;</text:p>
      <text:p text:style-name="P78">}</text:p>
      <text:p text:style-name="P78">#__next &gt; * {</text:p>
      <text:p text:style-name="P78">flex: 1;</text:p>
      <text:p text:style-name="P78">}</text:p>
      <text:p text:style-name="P78">/* ./App fit Height */ </text:p>
      <text:p text:style-name="P18"><text:span text:style-name="T13">`</text:span><text:span text:style-name="T2">}</text:span><text:span text:style-name="T4">&lt;/</text:span><text:span text:style-name="T6">style</text:span><text:span text:style-name="T4">&gt;</text:span></text:p>
      <text:p text:style-name="P18">);</text:p>
      <text:p text:style-name="P18">}</text:p>
      <text:p text:style-name="P33"/>
      <text:p text:style-name="P18"><text:span text:style-name="T2">function</text:span> <text:span text:style-name="T4">Titulo</text:span>(<text:span text:style-name="T17">props</text:span>) {</text:p>
      <text:p text:style-name="P27">// mostra no console: Olá mundo Next.js</text:p>
      <text:p text:style-name="P18"><text:span text:style-name="T16">console</text:span>.<text:span text:style-name="T4">log</text:span>(<text:span text:style-name="T17">props</text:span>.<text:span text:style-name="T18">children</text:span>);</text:p>
      <text:p text:style-name="P18"><text:span text:style-name="T2">const</text:span> <text:span text:style-name="T16">Tag</text:span> <text:span text:style-name="T22">=</text:span> <text:span text:style-name="T17">props</text:span>.<text:span text:style-name="T18">tag</text:span>;</text:p>
      <text:p text:style-name="P18"><text:span text:style-name="T2">return</text:span> (</text:p>
      <text:p text:style-name="P18"><text:span text:style-name="T4">&lt;&gt;</text:span> <text:span text:style-name="T2">{</text:span><text:span text:style-name="T19">/* tag vazia */</text:span><text:span text:style-name="T2">}</text:span></text:p>
      <text:p text:style-name="P18"><text:span text:style-name="T2">{</text:span><text:span text:style-name="T19">/* pega o Titulo de HomePage ***/</text:span><text:span text:style-name="T2">}</text:span></text:p>
      <text:p text:style-name="P18"><text:span text:style-name="T4">&lt;</text:span><text:span text:style-name="T15">Tag</text:span><text:span text:style-name="T4">&gt;</text:span><text:span text:style-name="T2">{</text:span><text:span text:style-name="T17">props</text:span>.<text:span text:style-name="T18">children</text:span><text:span text:style-name="T2">}</text:span><text:span text:style-name="T4">&lt;/</text:span><text:span text:style-name="T15">Tag</text:span><text:span text:style-name="T4">&gt;</text:span></text:p>
      <text:p text:style-name="P18"><text:span text:style-name="T4">&lt;</text:span><text:span text:style-name="T6">style</text:span> <text:span text:style-name="T2">jsx</text:span><text:span text:style-name="T4">&gt;</text:span><text:span text:style-name="T2">{</text:span><text:span text:style-name="T13">`</text:span></text:p>
      <text:p text:style-name="P18"><text:span text:style-name="T6">${</text:span><text:span text:style-name="T16">Tag</text:span><text:span text:style-name="T6">}</text:span> { <text:span text:style-name="T19">// VAI FUNCIONAR TANTO COM h1 como h2</text:span></text:p>
      <text:p text:style-name="P18"><text:span text:style-name="T6">color</text:span><text:span text:style-name="T14">:</text:span> <text:span text:style-name="T6">${</text:span><text:span text:style-name="T16">appConfig.</text:span><text:span text:style-name="T18">theme</text:span><text:span text:style-name="T16">.</text:span><text:span text:style-name="T18">colors</text:span><text:span text:style-name="T16">.</text:span><text:span text:style-name="T18">neutrals</text:span><text:span text:style-name="T16">[</text:span><text:span text:style-name="T13">'500'</text:span><text:span text:style-name="T16">]</text:span><text:span text:style-name="T6">}</text:span>;</text:p>
      <text:p text:style-name="P18"><text:span text:style-name="T6">font-size</text:span><text:span text:style-name="T14">:</text:span><text:span text:style-name="T20">24px</text:span>;</text:p>
      <text:p text:style-name="P18"><text:span text:style-name="T6">font-weight</text:span><text:span text:style-name="T14">:</text:span><text:span text:style-name="T20">600</text:span>;</text:p>
      <text:p text:style-name="P18">}</text:p>
      <text:p text:style-name="P18"><text:span text:style-name="T13">`</text:span><text:span text:style-name="T2">}</text:span><text:span text:style-name="T4">&lt;/</text:span><text:span text:style-name="T6">style</text:span><text:span text:style-name="T4">&gt;</text:span></text:p>
      <text:p text:style-name="P47">&lt;/&gt;</text:p>
      <text:p text:style-name="P18">);</text:p>
      <text:p text:style-name="P18">}</text:p>
      <text:p text:style-name="P33"/>
      <text:p text:style-name="P27">// isto é um componente React</text:p>
      <text:p text:style-name="P27">//function HomePage() {</text:p>
      <text:p text:style-name="P27">// JSX</text:p>
      <text:p text:style-name="P27">// return (</text:p>
      <text:p text:style-name="P27">// &lt;div&gt;</text:p>
      <text:p text:style-name="P27">// {/* comentando essa linha, tira globalstyle */}</text:p>
      <text:p text:style-name="P27">// &lt;GlobalStyle /&gt;</text:p>
      <text:p text:style-name="P27">// {/* se colocar h1, volta a ficar vermelho, pois o estilo é h1 */}</text:p>
      <text:p text:style-name="P27">// &lt;Titulo tag="h2"&gt;Boas vindas de volta!&lt;/Titulo&gt;</text:p>
      <text:p text:style-name="P27">// &lt;h2&gt;Discord - Jailson STAR WARS &lt;/h2&gt;</text:p>
      <text:p text:style-name="P27">// &lt;/div&gt;</text:p>
      <text:p text:style-name="P27">// )</text:p>
      <text:p text:style-name="P27">//}</text:p>
      <text:p text:style-name="P27">//export default HomePage</text:p>
      <text:p text:style-name="P33"/>
      <text:p text:style-name="P18"><text:soft-page-break/><text:span text:style-name="T6">export</text:span> <text:span text:style-name="T2">default</text:span> <text:span text:style-name="T2">function</text:span> <text:span text:style-name="T4">PaginaInicial</text:span>() {</text:p>
      <text:p text:style-name="P18"><text:span text:style-name="T2">const</text:span> <text:span text:style-name="T16">username</text:span> <text:span text:style-name="T22">=</text:span> <text:span text:style-name="T13">'peas'</text:span>;</text:p>
      <text:p text:style-name="P18"><text:span text:style-name="T2">return</text:span> (</text:p>
      <text:p text:style-name="P47">&lt;&gt;</text:p>
      <text:p text:style-name="P18"><text:span text:style-name="T4">&lt;</text:span><text:span text:style-name="T15">GlobalStyle</text:span> <text:span text:style-name="T4">/&gt;</text:span></text:p>
      <text:p text:style-name="P18"><text:span text:style-name="T4">&lt;</text:span><text:span text:style-name="T15">Box</text:span></text:p>
      <text:p text:style-name="P18"><text:span text:style-name="T2">styleSheet</text:span><text:span text:style-name="T22">=</text:span><text:span text:style-name="T2">{</text:span>{</text:p>
      <text:p text:style-name="P18"><text:span text:style-name="T18">display</text:span><text:span text:style-name="T14">:</text:span> <text:span text:style-name="T13">'flex'</text:span>, <text:span text:style-name="T18">alignItems</text:span><text:span text:style-name="T14">:</text:span> <text:span text:style-name="T13">'center'</text:span>, <text:span text:style-name="T18">justifyContent</text:span><text:span text:style-name="T14">:</text:span> <text:span text:style-name="T13">'center'</text:span>,</text:p>
      <text:p text:style-name="P18"><text:span text:style-name="T18">backgroundColor</text:span><text:span text:style-name="T14">:</text:span> <text:span text:style-name="T16">appConfig</text:span>.<text:span text:style-name="T18">theme</text:span>.<text:span text:style-name="T18">colors</text:span>.<text:span text:style-name="T18">primary</text:span>[<text:span text:style-name="T18">500</text:span>],</text:p>
      <text:p text:style-name="P18"><text:span text:style-name="T18">backgroundImage</text:span><text:span text:style-name="T14">:</text:span> <text:span text:style-name="T13">'url(https://virtualbackgrounds.site/wp-content/uploads/2020/08/the-matrix-digital-rain.jpg)'</text:span>,</text:p>
      <text:p text:style-name="P18"><text:span text:style-name="T18">backgroundRepeat</text:span><text:span text:style-name="T14">:</text:span> <text:span text:style-name="T13">'no-repeat'</text:span>, <text:span text:style-name="T18">backgroundSize</text:span><text:span text:style-name="T14">:</text:span> <text:span text:style-name="T13">'cover'</text:span>, <text:span text:style-name="T18">backgroundBlendMode</text:span><text:span text:style-name="T14">:</text:span> <text:span text:style-name="T13">'multiply'</text:span>,</text:p>
      <text:p text:style-name="P18">}<text:span text:style-name="T2">}</text:span></text:p>
      <text:p text:style-name="P47">&gt;</text:p>
      <text:p text:style-name="P18"><text:span text:style-name="T4">&lt;</text:span><text:span text:style-name="T15">Box</text:span></text:p>
      <text:p text:style-name="P18"><text:span text:style-name="T2">styleSheet</text:span><text:span text:style-name="T22">=</text:span><text:span text:style-name="T2">{</text:span>{</text:p>
      <text:p text:style-name="P18"><text:span text:style-name="T18">display</text:span><text:span text:style-name="T14">:</text:span> <text:span text:style-name="T13">'flex'</text:span>,</text:p>
      <text:p text:style-name="P18"><text:span text:style-name="T18">alignItems</text:span><text:span text:style-name="T14">:</text:span> <text:span text:style-name="T13">'center'</text:span>,</text:p>
      <text:p text:style-name="P18"><text:span text:style-name="T18">justifyContent</text:span><text:span text:style-name="T14">:</text:span> <text:span text:style-name="T13">'space-between'</text:span>,</text:p>
      <text:p text:style-name="P18"><text:span text:style-name="T18">flexDirection</text:span><text:span text:style-name="T14">:</text:span> {</text:p>
      <text:p text:style-name="P18"><text:span text:style-name="T18">xs</text:span><text:span text:style-name="T14">:</text:span> <text:span text:style-name="T13">'column'</text:span>,</text:p>
      <text:p text:style-name="P18"><text:span text:style-name="T18">sm</text:span><text:span text:style-name="T14">:</text:span> <text:span text:style-name="T13">'row'</text:span>,</text:p>
      <text:p text:style-name="P18">},</text:p>
      <text:p text:style-name="P18"><text:span text:style-name="T18">width</text:span><text:span text:style-name="T14">:</text:span> <text:span text:style-name="T13">'100%'</text:span>, <text:span text:style-name="T18">maxWidth</text:span><text:span text:style-name="T14">:</text:span> <text:span text:style-name="T13">'700px'</text:span>,</text:p>
      <text:p text:style-name="P18"><text:span text:style-name="T18">borderRadius</text:span><text:span text:style-name="T14">:</text:span> <text:span text:style-name="T13">'5px'</text:span>, <text:span text:style-name="T18">padding</text:span><text:span text:style-name="T14">:</text:span> <text:span text:style-name="T13">'32px'</text:span>, <text:span text:style-name="T18">margin</text:span><text:span text:style-name="T14">:</text:span> <text:span text:style-name="T13">'16px'</text:span>,</text:p>
      <text:p text:style-name="P18"><text:span text:style-name="T18">boxShadow</text:span><text:span text:style-name="T14">:</text:span> <text:span text:style-name="T13">'0 2px 10px 0 rgb(0 0 0 / 20%)'</text:span>,</text:p>
      <text:p text:style-name="P18"><text:span text:style-name="T18">backgroundColor</text:span><text:span text:style-name="T14">:</text:span> <text:span text:style-name="T16">appConfig</text:span>.<text:span text:style-name="T18">theme</text:span>.<text:span text:style-name="T18">colors</text:span>.<text:span text:style-name="T18">neutrals</text:span>[<text:span text:style-name="T18">700</text:span>],</text:p>
      <text:p text:style-name="P18">}<text:span text:style-name="T2">}</text:span></text:p>
      <text:p text:style-name="P47">&gt;</text:p>
      <text:p text:style-name="P18"><text:span text:style-name="T2">{</text:span><text:span text:style-name="T19">/* Formulário */</text:span><text:span text:style-name="T2">}</text:span></text:p>
      <text:p text:style-name="P18"><text:span text:style-name="T4">&lt;</text:span><text:span text:style-name="T15">Box</text:span></text:p>
      <text:p text:style-name="P18"><text:span text:style-name="T2">as</text:span><text:span text:style-name="T22">=</text:span><text:span text:style-name="T13">"form"</text:span></text:p>
      <text:p text:style-name="P18"><text:span text:style-name="T2">styleSheet</text:span><text:span text:style-name="T22">=</text:span><text:span text:style-name="T2">{</text:span>{</text:p>
      <text:p text:style-name="P18"><text:span text:style-name="T18">display</text:span><text:span text:style-name="T14">:</text:span> <text:span text:style-name="T13">'flex'</text:span>, <text:span text:style-name="T18">flexDirection</text:span><text:span text:style-name="T14">:</text:span> <text:span text:style-name="T13">'column'</text:span>, <text:span text:style-name="T18">alignItems</text:span><text:span text:style-name="T14">:</text:span> <text:span text:style-name="T13">'center'</text:span>, <text:span text:style-name="T18">justifyContent</text:span><text:span text:style-name="T14">:</text:span> <text:span text:style-name="T13">'center'</text:span>,</text:p>
      <text:p text:style-name="P18"><text:span text:style-name="T18">width</text:span><text:span text:style-name="T14">:</text:span> { <text:span text:style-name="T18">xs</text:span><text:span text:style-name="T14">:</text:span> <text:span text:style-name="T13">'100%'</text:span>, <text:span text:style-name="T18">sm</text:span><text:span text:style-name="T14">:</text:span> <text:span text:style-name="T13">'50%'</text:span> }, <text:span text:style-name="T18">textAlign</text:span><text:span text:style-name="T14">:</text:span> <text:span text:style-name="T13">'center'</text:span>, <text:span text:style-name="T18">marginBottom</text:span><text:span text:style-name="T14">:</text:span> <text:span text:style-name="T13">'32px'</text:span>,</text:p>
      <text:p text:style-name="P18">}<text:span text:style-name="T2">}</text:span></text:p>
      <text:p text:style-name="P47">&gt;</text:p>
      <text:p text:style-name="P18"><text:span text:style-name="T4">&lt;</text:span><text:span text:style-name="T15">Titulo</text:span> <text:span text:style-name="T2">tag</text:span><text:span text:style-name="T22">=</text:span><text:span text:style-name="T13">"h2"</text:span><text:span text:style-name="T4">&gt;</text:span>Boas vindas de volta!<text:span text:style-name="T4">&lt;/</text:span><text:span text:style-name="T15">Titulo</text:span><text:span text:style-name="T4">&gt;</text:span></text:p>
      <text:p text:style-name="P18"><text:span text:style-name="T4">&lt;</text:span><text:span text:style-name="T15">Text</text:span> <text:span text:style-name="T2">variant</text:span><text:span text:style-name="T22">=</text:span><text:span text:style-name="T13">"body3"</text:span> <text:span text:style-name="T2">styleSheet</text:span><text:span text:style-name="T22">=</text:span><text:span text:style-name="T2">{</text:span>{ <text:span text:style-name="T18">marginBottom</text:span><text:span text:style-name="T14">:</text:span> <text:span text:style-name="T13">'32px'</text:span>, <text:span text:style-name="T18">color</text:span><text:span text:style-name="T14">:</text:span> <text:span text:style-name="T16">appConfig</text:span>.<text:span text:style-name="T18">theme</text:span>.<text:span text:style-name="T18">colors</text:span>.<text:span text:style-name="T18">neutrals</text:span>[<text:span text:style-name="T18">300</text:span>] }<text:span text:style-name="T2">}</text:span><text:span text:style-name="T4">&gt;</text:span></text:p>
      <text:p text:style-name="P18"><text:span text:style-name="T2">{</text:span><text:span text:style-name="T16">appConfig</text:span>.<text:span text:style-name="T18">name</text:span><text:span text:style-name="T2">}</text:span></text:p>
      <text:p text:style-name="P18"><text:span text:style-name="T4">&lt;/</text:span><text:span text:style-name="T15">Text</text:span><text:span text:style-name="T4">&gt;</text:span></text:p>
      <text:p text:style-name="P18"><text:span text:style-name="T4">&lt;</text:span><text:span text:style-name="T15">TextField</text:span></text:p>
      <text:p text:style-name="P86">fullWidth</text:p>
      <text:p text:style-name="P18"><text:soft-page-break/><text:span text:style-name="T2">textFieldColors</text:span><text:span text:style-name="T22">=</text:span><text:span text:style-name="T2">{</text:span>{</text:p>
      <text:p text:style-name="P18"><text:span text:style-name="T18">neutral</text:span><text:span text:style-name="T14">:</text:span> {</text:p>
      <text:p text:style-name="P18"><text:span text:style-name="T18">textColor</text:span><text:span text:style-name="T14">:</text:span> <text:span text:style-name="T16">appConfig</text:span>.<text:span text:style-name="T16">theme</text:span>.<text:span text:style-name="T16">colors</text:span>.<text:span text:style-name="T18">neutrals</text:span>[<text:span text:style-name="T18">200</text:span>],</text:p>
      <text:p text:style-name="P18"><text:span text:style-name="T18">mainColor</text:span><text:span text:style-name="T14">:</text:span> <text:span text:style-name="T16">appConfig</text:span>.<text:span text:style-name="T18">theme</text:span>.<text:span text:style-name="T18">colors</text:span>.<text:span text:style-name="T18">neutrals</text:span>[<text:span text:style-name="T18">900</text:span>],</text:p>
      <text:p text:style-name="P18"><text:span text:style-name="T18">mainColorHighlight</text:span><text:span text:style-name="T14">:</text:span> <text:span text:style-name="T16">appConfig</text:span>.<text:span text:style-name="T18">theme</text:span>.<text:span text:style-name="T18">colors</text:span>.<text:span text:style-name="T18">primary</text:span>[<text:span text:style-name="T18">500</text:span>],</text:p>
      <text:p text:style-name="P18"><text:span text:style-name="T18">backgroundColor</text:span><text:span text:style-name="T14">:</text:span> <text:span text:style-name="T16">appConfig</text:span>.<text:span text:style-name="T18">theme</text:span>.<text:span text:style-name="T18">colors</text:span>.<text:span text:style-name="T18">neutrals</text:span>[<text:span text:style-name="T18">800</text:span>],</text:p>
      <text:p text:style-name="P18">},</text:p>
      <text:p text:style-name="P18">}<text:span text:style-name="T2">}</text:span></text:p>
      <text:p text:style-name="P47">/&gt;</text:p>
      <text:p text:style-name="P18"><text:span text:style-name="T4">&lt;</text:span><text:span text:style-name="T15">Button</text:span></text:p>
      <text:p text:style-name="P18"><text:span text:style-name="T2">type</text:span><text:span text:style-name="T22">=</text:span><text:span text:style-name="T13">'submit'</text:span></text:p>
      <text:p text:style-name="P18"><text:span text:style-name="T2">label</text:span><text:span text:style-name="T22">=</text:span><text:span text:style-name="T13">'Entrar'</text:span></text:p>
      <text:p text:style-name="P86">fullWidth</text:p>
      <text:p text:style-name="P18"><text:span text:style-name="T2">buttonColors</text:span><text:span text:style-name="T22">=</text:span><text:span text:style-name="T2">{</text:span>{</text:p>
      <text:p text:style-name="P18"><text:span text:style-name="T18">contrastColor</text:span><text:span text:style-name="T14">:</text:span> <text:span text:style-name="T16">appConfig</text:span>.<text:span text:style-name="T18">theme</text:span>.<text:span text:style-name="T18">colors</text:span>.<text:span text:style-name="T18">neutrals</text:span>[<text:span text:style-name="T13">"000"</text:span>],</text:p>
      <text:p text:style-name="P18"><text:span text:style-name="T18">mainColor</text:span><text:span text:style-name="T14">:</text:span> <text:span text:style-name="T16">appConfig</text:span>.<text:span text:style-name="T18">theme</text:span>.<text:span text:style-name="T18">colors</text:span>.<text:span text:style-name="T18">primary</text:span>[<text:span text:style-name="T18">500</text:span>],</text:p>
      <text:p text:style-name="P18"><text:span text:style-name="T18">mainColorLight</text:span><text:span text:style-name="T14">:</text:span> <text:span text:style-name="T16">appConfig</text:span>.<text:span text:style-name="T16">theme</text:span>.<text:span text:style-name="T16">colors</text:span>.<text:span text:style-name="T18">primary</text:span>[<text:span text:style-name="T18">400</text:span>],</text:p>
      <text:p text:style-name="P18"><text:span text:style-name="T18">mainColorStrong</text:span><text:span text:style-name="T14">:</text:span> <text:span text:style-name="T16">appConfig</text:span>.<text:span text:style-name="T16">theme</text:span>.<text:span text:style-name="T16">colors</text:span>.<text:span text:style-name="T18">primary</text:span>[<text:span text:style-name="T18">600</text:span>],</text:p>
      <text:p text:style-name="P18">}<text:span text:style-name="T2">}</text:span></text:p>
      <text:p text:style-name="P47">/&gt;</text:p>
      <text:p text:style-name="P18"><text:span text:style-name="T4">&lt;/</text:span><text:span text:style-name="T15">Box</text:span><text:span text:style-name="T4">&gt;</text:span></text:p>
      <text:p text:style-name="P18"><text:span text:style-name="T2">{</text:span><text:span text:style-name="T19">/* Formulário */</text:span><text:span text:style-name="T2">}</text:span></text:p>
      <text:p text:style-name="P18"><text:span text:style-name="T2">{</text:span><text:span text:style-name="T19">/* Photo Area */</text:span><text:span text:style-name="T2">}</text:span></text:p>
      <text:p text:style-name="P18"><text:span text:style-name="T4">&lt;</text:span><text:span text:style-name="T15">Box</text:span></text:p>
      <text:p text:style-name="P18"><text:span text:style-name="T2">styleSheet</text:span><text:span text:style-name="T22">=</text:span><text:span text:style-name="T2">{</text:span>{</text:p>
      <text:p text:style-name="P18"><text:span text:style-name="T18">display</text:span><text:span text:style-name="T14">:</text:span> <text:span text:style-name="T13">'flex'</text:span>,</text:p>
      <text:p text:style-name="P18"><text:span text:style-name="T18">flexDirection</text:span><text:span text:style-name="T14">:</text:span> <text:span text:style-name="T13">'column'</text:span>,</text:p>
      <text:p text:style-name="P18"><text:span text:style-name="T18">alignItems</text:span><text:span text:style-name="T14">:</text:span> <text:span text:style-name="T13">'center'</text:span>,</text:p>
      <text:p text:style-name="P18"><text:span text:style-name="T18">maxWidth</text:span><text:span text:style-name="T14">:</text:span> <text:span text:style-name="T13">'200px'</text:span>,</text:p>
      <text:p text:style-name="P18"><text:span text:style-name="T18">padding</text:span><text:span text:style-name="T14">:</text:span> <text:span text:style-name="T13">'16px'</text:span>,</text:p>
      <text:p text:style-name="P18"><text:span text:style-name="T18">backgroundColor</text:span><text:span text:style-name="T14">:</text:span> <text:span text:style-name="T16">appConfig</text:span>.<text:span text:style-name="T18">theme</text:span>.<text:span text:style-name="T18">colors</text:span>.<text:span text:style-name="T18">neutrals</text:span>[<text:span text:style-name="T18">800</text:span>],</text:p>
      <text:p text:style-name="P18"><text:span text:style-name="T18">border</text:span><text:span text:style-name="T14">:</text:span> <text:span text:style-name="T13">'1px solid'</text:span>,</text:p>
      <text:p text:style-name="P18"><text:span text:style-name="T18">borderColor</text:span><text:span text:style-name="T14">:</text:span> <text:span text:style-name="T16">appConfig</text:span>.<text:span text:style-name="T18">theme</text:span>.<text:span text:style-name="T18">colors</text:span>.<text:span text:style-name="T18">neutrals</text:span>[<text:span text:style-name="T18">999</text:span>],</text:p>
      <text:p text:style-name="P18"><text:span text:style-name="T18">borderRadius</text:span><text:span text:style-name="T14">:</text:span> <text:span text:style-name="T13">'10px'</text:span>,</text:p>
      <text:p text:style-name="P18"><text:span text:style-name="T18">flex</text:span><text:span text:style-name="T14">:</text:span> <text:span text:style-name="T18">1</text:span>,</text:p>
      <text:p text:style-name="P18"><text:span text:style-name="T18">minHeight</text:span><text:span text:style-name="T14">:</text:span> <text:span text:style-name="T13">'240px'</text:span>,</text:p>
      <text:p text:style-name="P18">}<text:span text:style-name="T2">}</text:span></text:p>
      <text:p text:style-name="P47">&gt;</text:p>
      <text:p text:style-name="P18"><text:span text:style-name="T4">&lt;</text:span><text:span text:style-name="T15">Image</text:span></text:p>
      <text:p text:style-name="P18"><text:span text:style-name="T2">styleSheet</text:span><text:span text:style-name="T22">=</text:span><text:span text:style-name="T2">{</text:span>{</text:p>
      <text:p text:style-name="P18"><text:span text:style-name="T18">borderRadius</text:span><text:span text:style-name="T14">:</text:span> <text:span text:style-name="T13">'50%'</text:span>,</text:p>
      <text:p text:style-name="P18"><text:span text:style-name="T18">marginBottom</text:span><text:span text:style-name="T14">:</text:span> <text:span text:style-name="T13">'16px'</text:span>,</text:p>
      <text:p text:style-name="P18">}<text:span text:style-name="T2">}</text:span></text:p>
      <text:p text:style-name="P18"><text:span text:style-name="T2">src</text:span><text:span text:style-name="T22">=</text:span><text:span text:style-name="T2">{</text:span><text:span text:style-name="T13">`https://github.com/</text:span><text:span text:style-name="T6">${</text:span><text:span text:style-name="T16">username</text:span><text:span text:style-name="T6">}</text:span><text:span text:style-name="T13">.png`</text:span><text:span text:style-name="T2">}</text:span></text:p>
      <text:p text:style-name="P47"><text:soft-page-break/>/&gt;</text:p>
      <text:p text:style-name="P18"><text:span text:style-name="T4">&lt;</text:span><text:span text:style-name="T15">Text</text:span></text:p>
      <text:p text:style-name="P18"><text:span text:style-name="T2">variant</text:span><text:span text:style-name="T22">=</text:span><text:span text:style-name="T13">"body4"</text:span></text:p>
      <text:p text:style-name="P18"><text:span text:style-name="T2">styleSheet</text:span><text:span text:style-name="T22">=</text:span><text:span text:style-name="T2">{</text:span>{</text:p>
      <text:p text:style-name="P18"><text:span text:style-name="T18">color</text:span><text:span text:style-name="T14">:</text:span> <text:span text:style-name="T16">appConfig</text:span>.<text:span text:style-name="T18">theme</text:span>.<text:span text:style-name="T18">colors</text:span>.<text:span text:style-name="T18">neutrals</text:span>[<text:span text:style-name="T18">200</text:span>],</text:p>
      <text:p text:style-name="P18"><text:span text:style-name="T18">backgroundColor</text:span><text:span text:style-name="T14">:</text:span> <text:span text:style-name="T16">appConfig</text:span>.<text:span text:style-name="T18">theme</text:span>.<text:span text:style-name="T18">colors</text:span>.<text:span text:style-name="T18">neutrals</text:span>[<text:span text:style-name="T18">900</text:span>],</text:p>
      <text:p text:style-name="P18"><text:span text:style-name="T18">padding</text:span><text:span text:style-name="T14">:</text:span> <text:span text:style-name="T13">'3px 10px'</text:span>,</text:p>
      <text:p text:style-name="P18"><text:span text:style-name="T18">borderRadius</text:span><text:span text:style-name="T14">:</text:span> <text:span text:style-name="T13">'1000px'</text:span></text:p>
      <text:p text:style-name="P18">}<text:span text:style-name="T2">}</text:span></text:p>
      <text:p text:style-name="P47">&gt;</text:p>
      <text:p text:style-name="P18"><text:span text:style-name="T2">{</text:span><text:span text:style-name="T16">username</text:span><text:span text:style-name="T2">}</text:span></text:p>
      <text:p text:style-name="P18"><text:span text:style-name="T4">&lt;/</text:span><text:span text:style-name="T15">Text</text:span><text:span text:style-name="T4">&gt;</text:span></text:p>
      <text:p text:style-name="P18"><text:span text:style-name="T4">&lt;/</text:span><text:span text:style-name="T15">Box</text:span><text:span text:style-name="T4">&gt;</text:span></text:p>
      <text:p text:style-name="P18"><text:span text:style-name="T2">{</text:span><text:span text:style-name="T19">/* Photo Area */</text:span><text:span text:style-name="T2">}</text:span></text:p>
      <text:p text:style-name="P18"><text:span text:style-name="T4">&lt;/</text:span><text:span text:style-name="T15">Box</text:span><text:span text:style-name="T4">&gt;</text:span></text:p>
      <text:p text:style-name="P18"><text:span text:style-name="T4">&lt;/</text:span><text:span text:style-name="T15">Box</text:span><text:span text:style-name="T4">&gt;</text:span></text:p>
      <text:p text:style-name="P47">&lt;/&gt;</text:p>
      <text:p text:style-name="P18">);</text:p>
      <text:p text:style-name="P18">}</text:p>
      <text:p text:style-name="P89"><text:line-break/></text:p>
      <text:p text:style-name="P27">// tempo 1:14:49</text:p>
      <text:p text:style-name="P57">XXXXXXXXXXXXXXXXXXXXXXXXXXXXXXXXXXXXXXXXXXXXXXXXXXXXXXXXXXXXXX</text:p>
      <text:p text:style-name="P57"/>
      <text:p text:style-name="P57"/>
      <text:p text:style-name="P57"/>
      <text:p text:style-name="P55"/>
      <text:p text:style-name="P55"/>
      <text:p text:style-name="P5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4T20:35:25.243635972</meta:creation-date>
    <dc:date>2022-01-25T22:56:15.623917113</dc:date>
    <meta:editing-duration>PT2H31M5S</meta:editing-duration>
    <meta:editing-cycles>12</meta:editing-cycles>
    <meta:generator>LibreOffice/6.4.7.2$Linux_X86_64 LibreOffice_project/40$Build-2</meta:generator>
    <meta:document-statistic meta:table-count="0" meta:image-count="0" meta:object-count="0" meta:page-count="24" meta:paragraph-count="930" meta:word-count="2379" meta:character-count="18065" meta:non-whitespace-character-count="16561"/>
  </office:meta>
</office:document-meta>
</file>